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b43" officeooo:paragraph-rsid="000a5b43"/>
    </style:style>
    <style:style style:name="P2" style:family="paragraph" style:parent-style-name="Standard">
      <style:text-properties officeooo:rsid="000a5b43" officeooo:paragraph-rsid="0025e1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e138" officeooo:paragraph-rsid="000a5b43" style:font-weight-asian="bold" style:font-weight-complex="bold"/>
    </style:style>
    <style:style style:name="P4" style:family="paragraph" style:parent-style-name="Standard">
      <style:text-properties fo:font-style="normal" fo:font-weight="normal" officeooo:rsid="000d8151" officeooo:paragraph-rsid="0025e4e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bae75" officeooo:paragraph-rsid="0025e4e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e4ae4" officeooo:paragraph-rsid="0025e4e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75dec" officeooo:paragraph-rsid="00275de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898b0" officeooo:paragraph-rsid="002898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898b0" officeooo:paragraph-rsid="002909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702f15" officeooo:paragraph-rsid="00374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374867" officeooo:paragraph-rsid="0037486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374867" officeooo:paragraph-rsid="003b895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374867" officeooo:paragraph-rsid="003bb7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374867" officeooo:paragraph-rsid="003ca85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374867" officeooo:paragraph-rsid="0043323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374867" officeooo:paragraph-rsid="0045141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374867" officeooo:paragraph-rsid="0045581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374867" officeooo:paragraph-rsid="0046d1e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374867" officeooo:paragraph-rsid="004919f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374867" officeooo:paragraph-rsid="004a049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paragraph-rsid="0025e138"/>
    </style:style>
    <style:style style:name="P23" style:family="paragraph" style:parent-style-name="Standard">
      <style:text-properties officeooo:rsid="0025e4ee" officeooo:paragraph-rsid="0025e4ee"/>
    </style:style>
    <style:style style:name="P24" style:family="paragraph" style:parent-style-name="Standard">
      <style:text-properties officeooo:rsid="000bae75" officeooo:paragraph-rsid="0025e4ee"/>
    </style:style>
    <style:style style:name="P25" style:family="paragraph" style:parent-style-name="Standard">
      <style:text-properties officeooo:paragraph-rsid="00275d32"/>
    </style:style>
    <style:style style:name="P26" style:family="paragraph" style:parent-style-name="Standard">
      <style:text-properties officeooo:paragraph-rsid="00275dec"/>
    </style:style>
    <style:style style:name="P27" style:family="paragraph" style:parent-style-name="Standard">
      <style:text-properties style:font-name="monospace" fo:font-size="10pt" officeooo:paragraph-rsid="0025e138" style:font-size-asian="10pt" style:font-size-complex="10pt"/>
    </style:style>
    <style:style style:name="P28" style:family="paragraph" style:parent-style-name="Standard">
      <style:text-properties style:font-name="Monospace" fo:font-size="10pt" fo:font-style="normal" fo:font-weight="normal" officeooo:rsid="000bae75" officeooo:paragraph-rsid="0025e4e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290976" officeooo:paragraph-rsid="0029097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290976" officeooo:paragraph-rsid="0029c8c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290976" officeooo:paragraph-rsid="002b035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290976" officeooo:paragraph-rsid="002c391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290976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290976" officeooo:paragraph-rsid="00308f6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290976" officeooo:paragraph-rsid="00316c3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290976" officeooo:paragraph-rsid="0034c57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290976" officeooo:paragraph-rsid="0036045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290976" officeooo:paragraph-rsid="0037486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290976" officeooo:paragraph-rsid="00389cc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290976" officeooo:paragraph-rsid="0039a80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fo:font-weight="normal" officeooo:rsid="00290976" officeooo:paragraph-rsid="003bb74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fo:font-weight="normal" officeooo:rsid="0040d667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officeooo:rsid="0019251e" officeooo:paragraph-rsid="00455819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19251e" officeooo:paragraph-rsid="0046d1eb" style:font-size-asian="12pt" style:font-size-complex="12pt"/>
    </style:style>
    <style:style style:name="P45" style:family="paragraph" style:parent-style-name="Standard">
      <style:text-properties officeooo:paragraph-rsid="0040255d"/>
    </style:style>
    <style:style style:name="P46" style:family="paragraph" style:parent-style-name="Standard">
      <style:text-properties officeooo:paragraph-rsid="0043323e"/>
    </style:style>
    <style:style style:name="P47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1414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581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a049c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Source Code Pro Medium" fo:font-size="10pt" officeooo:rsid="000d61cb" officeooo:paragraph-rsid="00451414" style:font-size-asian="10pt" style:font-size-complex="10pt"/>
    </style:style>
    <style:style style:name="P51" style:family="paragraph" style:parent-style-name="Standard">
      <style:text-properties style:font-name="Source Code Pro Medium" fo:font-size="10pt" officeooo:rsid="000d61cb" officeooo:paragraph-rsid="00455819" style:font-size-asian="10pt" style:font-size-complex="10pt"/>
    </style:style>
    <style:style style:name="P52" style:family="paragraph" style:parent-style-name="Standard">
      <style:text-properties style:font-name="Source Code Pro Medium" fo:font-size="10pt" officeooo:rsid="000d61cb" officeooo:paragraph-rsid="004a049c" style:font-size-asian="10pt" style:font-size-complex="10pt"/>
    </style:style>
    <style:style style:name="P53" style:family="paragraph" style:parent-style-name="Standard">
      <style:text-properties officeooo:rsid="00374867" officeooo:paragraph-rsid="0046d1eb"/>
    </style:style>
    <style:style style:name="P54" style:family="paragraph" style:parent-style-name="Standard" style:list-style-name="L1">
      <style:text-properties officeooo:paragraph-rsid="0040255d"/>
    </style:style>
    <style:style style:name="P55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702c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8cf4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">
      <style:text-properties officeooo:rsid="008cf404" officeooo:paragraph-rsid="0040255d"/>
    </style:style>
    <style:style style:name="P58" style:family="paragraph" style:parent-style-name="Standard" style:list-style-name="L1">
      <style:text-properties fo:font-style="normal" style:text-underline-style="none" fo:font-weight="normal" officeooo:rsid="008cf404" officeooo:paragraph-rsid="0040255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74867" officeooo:paragraph-rsid="004e84a3" style:font-style-asian="normal" style:font-weight-asian="normal" style:font-style-complex="normal" style:font-weight-complex="normal"/>
    </style:style>
    <style:style style:name="T1" style:family="text">
      <style:text-properties officeooo:rsid="000a5b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d83" style:font-weight-asian="bold" style:font-weight-complex="bold"/>
    </style:style>
    <style:style style:name="T4" style:family="text">
      <style:text-properties fo:font-weight="bold" officeooo:rsid="002898b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d8151"/>
    </style:style>
    <style:style style:name="T7" style:family="text">
      <style:text-properties fo:font-style="normal" fo:font-weight="normal" officeooo:rsid="00275d3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75dec" style:font-style-asian="normal" style:font-weight-asian="normal" style:font-style-complex="normal" style:font-weight-complex="normal"/>
    </style:style>
    <style:style style:name="T9" style:family="text">
      <style:text-properties officeooo:rsid="0025e138"/>
    </style:style>
    <style:style style:name="T10" style:family="text">
      <style:text-properties officeooo:rsid="0025e4ee"/>
    </style:style>
    <style:style style:name="T11" style:family="text">
      <style:text-properties officeooo:rsid="00248d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8d83" style:font-weight-asian="normal" style:font-weight-complex="normal"/>
    </style:style>
    <style:style style:name="T14" style:family="text">
      <style:text-properties officeooo:rsid="00275d32"/>
    </style:style>
    <style:style style:name="T15" style:family="text">
      <style:text-properties officeooo:rsid="002898b0"/>
    </style:style>
    <style:style style:name="T16" style:family="text">
      <style:text-properties fo:color="#000000" loext:opacity="100%" style:font-name="monospace1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1" fo:font-size="10pt" officeooo:rsid="0024bc69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1" fo:font-size="10pt" officeooo:rsid="00325f0a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1" fo:font-size="10pt" officeooo:rsid="0026139c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1" fo:font-size="10pt" style:text-underline-style="none" officeooo:rsid="0024bc69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1" fo:font-size="10pt" style:text-underline-style="none" officeooo:rsid="00672f0d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monospace1" fo:font-size="8pt" style:text-underline-style="none" officeooo:rsid="0024bc69" fo:background-color="#ffffff" loext:char-shading-value="0" style:font-size-asian="8pt" style:font-size-complex="8pt"/>
    </style:style>
    <style:style style:name="T23" style:family="text">
      <style:text-properties fo:color="#000000" loext:opacity="100%" style:font-name="monospace1" fo:font-size="8pt" style:text-underline-style="none" officeooo:rsid="00375aa5" fo:background-color="#ffffff" loext:char-shading-value="0" style:font-size-asian="8pt" style:font-size-complex="8pt"/>
    </style:style>
    <style:style style:name="T24" style:family="text">
      <style:text-properties fo:color="#000000" loext:opacity="100%" style:font-name="monospace1" fo:font-size="8pt" style:text-underline-style="none" officeooo:rsid="0035de3f" fo:background-color="#ffffff" loext:char-shading-value="0" style:font-size-asian="8pt" style:font-size-complex="8pt"/>
    </style:style>
    <style:style style:name="T25" style:family="text">
      <style:text-properties fo:color="#000000" loext:opacity="100%" style:font-name="monospace1" fo:font-size="8pt" style:text-underline-style="none" officeooo:rsid="0043c356" fo:background-color="#ffffff" loext:char-shading-value="0" style:font-size-asian="8pt" style:font-size-complex="8pt"/>
    </style:style>
    <style:style style:name="T26" style:family="text">
      <style:text-properties fo:color="#000000" loext:opacity="100%" style:font-name="monospace1" fo:font-size="8pt" style:text-underline-style="none" officeooo:rsid="004710bf" fo:background-color="#ffffff" loext:char-shading-value="0" style:font-size-asian="8pt" style:font-size-complex="8pt"/>
    </style:style>
    <style:style style:name="T27" style:family="text">
      <style:text-properties fo:color="#000000" loext:opacity="100%" style:font-name="monospace1" fo:font-size="8pt" style:text-underline-style="none" officeooo:rsid="0057a31c" fo:background-color="#ffffff" loext:char-shading-value="0" style:font-size-asian="8pt" style:font-size-complex="8pt"/>
    </style:style>
    <style:style style:name="T28" style:family="text">
      <style:text-properties fo:color="#000000" loext:opacity="100%" style:font-name="monospace1" fo:font-size="8pt" style:text-underline-style="none" officeooo:rsid="005bc933" fo:background-color="#ffffff" loext:char-shading-value="0" style:font-size-asian="8pt" style:font-size-complex="8pt"/>
    </style:style>
    <style:style style:name="T29" style:family="text">
      <style:text-properties fo:color="#000000" loext:opacity="100%" style:font-name="monospace1" fo:font-size="8pt" fo:background-color="#ffffff" loext:char-shading-value="0" style:font-size-asian="8pt" style:font-size-complex="8pt"/>
    </style:style>
    <style:style style:name="T30" style:family="text">
      <style:text-properties fo:color="#000000" loext:opacity="100%" style:font-name="monospace1" fo:font-size="8pt" officeooo:rsid="0024bc69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1" fo:font-size="8pt" officeooo:rsid="00868416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1" fo:font-size="8pt" officeooo:rsid="00713f1a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1" fo:font-size="8pt" officeooo:rsid="00375aa5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1" fo:font-size="8pt" officeooo:rsid="0035de3f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1" fo:font-size="8pt" officeooo:rsid="007bfe6b" fo:background-color="#ffffff" loext:char-shading-value="0" style:font-size-asian="8pt" style:font-size-complex="8pt"/>
    </style:style>
    <style:style style:name="T36" style:family="text">
      <style:text-properties fo:color="#000000" loext:opacity="100%" fo:background-color="#ffffff" loext:char-shading-value="0"/>
    </style:style>
    <style:style style:name="T37" style:family="text">
      <style:text-properties fo:color="#000000" loext:opacity="100%" officeooo:rsid="0029c8c3" fo:background-color="#ffffff" loext:char-shading-value="0"/>
    </style:style>
    <style:style style:name="T38" style:family="text">
      <style:text-properties fo:color="#000000" loext:opacity="100%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Liberation Serif" fo:font-size="12pt" fo:font-weight="bold" officeooo:rsid="006e37df" fo:background-color="#ffffff" loext:char-shading-value="0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702c04" fo:background-color="#ffffff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font-weight="bold" officeooo:rsid="007bfe6b" fo:background-color="#ffffff" loext:char-shading-value="0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Liberation Serif" fo:font-size="12pt" fo:font-weight="bold" officeooo:rsid="007cf9ad" fo:background-color="#ffffff" loext:char-shading-value="0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Liberation Serif" fo:font-size="12pt" fo:font-weight="bold" officeooo:rsid="0040255d" fo:background-color="#ffffff" loext:char-shading-value="0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size="12pt" fo:font-weight="bold" officeooo:rsid="008cf404" fo:background-color="#ffffff" loext:char-shading-value="0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weight="bold" officeooo:rsid="000f2ad2" fo:background-color="#ffffff" loext:char-shading-value="0" style:font-size-asian="12pt" style:font-weight-asian="bold" style:font-size-complex="12pt" style:font-weight-complex="bold"/>
    </style:style>
    <style:style style:name="T46" style:family="text">
      <style:text-properties fo:color="#000000" loext:opacity="100%" style:font-name="Liberation Serif" fo:font-size="12pt" fo:font-weight="bold" officeooo:rsid="00455819" fo:background-color="#ffffff" loext:char-shading-value="0" style:font-size-asian="12pt" style:font-weight-asian="bold" style:font-size-complex="12pt" style:font-weight-complex="bold"/>
    </style:style>
    <style:style style:name="T47" style:family="text">
      <style:text-properties fo:color="#000000" loext:opacity="100%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Liberation Serif" fo:font-size="12pt" fo:font-style="normal" style:text-underline-style="none" fo:font-weight="normal" officeooo:rsid="0037486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Liberation Serif" fo:font-size="12pt" fo:font-style="normal" style:text-underline-style="none" fo:font-weight="normal" officeooo:rsid="008b5f5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Liberation Serif" fo:font-size="12pt" fo:font-style="normal" style:text-underline-style="none" fo:font-weight="normal" officeooo:rsid="008cf4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fo:color="#000000" loext:opacity="100%" style:font-name="Liberation Serif" fo:font-size="12pt" fo:font-style="normal" style:text-underline-style="none" fo:font-weight="normal" officeooo:rsid="0029097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Liberation Serif" fo:font-size="12pt" fo:font-style="normal" style:text-underline-style="none" fo:font-weight="bold" officeooo:rsid="0040255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color="#000000" loext:opacity="100%" style:font-name="Liberation Serif" fo:font-size="12pt" fo:font-style="normal" style:text-underline-style="none" fo:font-weight="bold" officeooo:rsid="008cf40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style:font-name="Liberation Serif" fo:font-size="12pt" fo:font-style="normal" style:text-underline-style="none" fo:font-weight="bold" officeooo:rsid="000f2ad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color="#000000" loext:opacity="100%" style:font-name="Liberation Serif" fo:font-size="12pt" fo:background-color="#ffffff" loext:char-shading-value="0" style:font-size-asian="12pt" style:font-size-complex="12pt"/>
    </style:style>
    <style:style style:name="T60" style:family="text">
      <style:text-properties fo:color="#000000" loext:opacity="100%" style:font-name="Liberation Serif" fo:font-size="12pt" officeooo:rsid="00248d83" fo:background-color="#ffffff" loext:char-shading-value="0" style:font-size-asian="12pt" style:font-size-complex="12pt"/>
    </style:style>
    <style:style style:name="T61" style:family="text">
      <style:text-properties fo:color="#000000" loext:opacity="100%" style:font-name="Liberation Serif" fo:font-size="12pt" officeooo:rsid="006e37df" fo:background-color="#ffffff" loext:char-shading-value="0" style:font-size-asian="12pt" style:font-size-complex="12pt"/>
    </style:style>
    <style:style style:name="T62" style:family="text">
      <style:text-properties fo:color="#000000" loext:opacity="100%" style:font-name="Liberation Serif" fo:font-size="12pt" officeooo:rsid="00702c04" fo:background-color="#ffffff" loext:char-shading-value="0" style:font-size-asian="12pt" style:font-size-complex="12pt"/>
    </style:style>
    <style:style style:name="T63" style:family="text">
      <style:text-properties fo:color="#000000" loext:opacity="100%" style:font-name="Liberation Serif" fo:font-size="12pt" officeooo:rsid="0039a809" fo:background-color="#ffffff" loext:char-shading-value="0" style:font-size-asian="12pt" style:font-size-complex="12pt"/>
    </style:style>
    <style:style style:name="T64" style:family="text">
      <style:text-properties fo:color="#000000" loext:opacity="100%" style:font-name="Liberation Serif" fo:font-size="12pt" officeooo:rsid="003b8956" fo:background-color="#ffffff" loext:char-shading-value="0" style:font-size-asian="12pt" style:font-size-complex="12pt"/>
    </style:style>
    <style:style style:name="T65" style:family="text">
      <style:text-properties fo:color="#000000" loext:opacity="100%" style:font-name="Liberation Serif" fo:font-size="12pt" officeooo:rsid="003bb749" fo:background-color="#ffffff" loext:char-shading-value="0" style:font-size-asian="12pt" style:font-size-complex="12pt"/>
    </style:style>
    <style:style style:name="T66" style:family="text">
      <style:text-properties fo:color="#000000" loext:opacity="100%" style:font-name="Liberation Serif" fo:font-size="12pt" officeooo:rsid="003ca857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Liberation Serif" fo:font-size="12pt" officeooo:rsid="0040255d" fo:background-color="#ffffff" loext:char-shading-value="0" style:font-size-asian="12pt" style:font-size-complex="12pt"/>
    </style:style>
    <style:style style:name="T68" style:family="text">
      <style:text-properties fo:color="#000000" loext:opacity="100%" style:font-name="Liberation Serif" fo:font-size="12pt" officeooo:rsid="0036045f" fo:background-color="#ffffff" loext:char-shading-value="0" style:font-size-asian="12pt" style:font-size-complex="12pt"/>
    </style:style>
    <style:style style:name="T69" style:family="text">
      <style:text-properties fo:color="#000000" loext:opacity="100%" style:font-name="Liberation Serif" fo:font-size="12pt" officeooo:rsid="0043323e" fo:background-color="#ffffff" loext:char-shading-value="0" style:font-size-asian="12pt" style:font-size-complex="12pt"/>
    </style:style>
    <style:style style:name="T70" style:family="text">
      <style:text-properties fo:color="#000000" loext:opacity="100%" style:font-name="Liberation Serif" fo:font-size="12pt" officeooo:rsid="00451414" fo:background-color="#ffffff" loext:char-shading-value="0" style:font-size-asian="12pt" style:font-size-complex="12pt"/>
    </style:style>
    <style:style style:name="T71" style:family="text">
      <style:text-properties fo:color="#000000" loext:opacity="100%" style:font-name="Liberation Serif" fo:font-size="12pt" officeooo:rsid="00091e13" fo:background-color="#ffffff" loext:char-shading-value="0" style:font-size-asian="12pt" style:font-size-complex="12pt"/>
    </style:style>
    <style:style style:name="T72" style:family="text">
      <style:text-properties fo:color="#000000" loext:opacity="100%" style:font-name="Liberation Serif" fo:font-size="12pt" officeooo:rsid="00455819" fo:background-color="#ffffff" loext:char-shading-value="0" style:font-size-asian="12pt" style:font-size-complex="12pt"/>
    </style:style>
    <style:style style:name="T73" style:family="text">
      <style:text-properties fo:color="#000000" loext:opacity="100%" style:font-name="Liberation Serif" fo:font-size="12pt" officeooo:rsid="000f2ad2" fo:background-color="#ffffff" loext:char-shading-value="0" style:font-size-asian="12pt" style:font-size-complex="12pt"/>
    </style:style>
    <style:style style:name="T74" style:family="text">
      <style:text-properties fo:color="#000000" loext:opacity="100%" style:font-name="Liberation Serif" fo:font-size="12pt" officeooo:rsid="0046d1eb" fo:background-color="#ffffff" loext:char-shading-value="0" style:font-size-asian="12pt" style:font-size-complex="12pt"/>
    </style:style>
    <style:style style:name="T75" style:family="text">
      <style:text-properties fo:color="#000000" loext:opacity="100%" style:font-name="Liberation Serif" fo:font-size="12pt" officeooo:rsid="0019d00e" fo:background-color="#ffffff" loext:char-shading-value="0" style:font-size-asian="12pt" style:font-size-complex="12pt"/>
    </style:style>
    <style:style style:name="T76" style:family="text">
      <style:text-properties fo:color="#000000" loext:opacity="100%" style:font-name="Liberation Serif" fo:font-size="12pt" officeooo:rsid="0039a809" fo:background-color="#ffffff" loext:char-shading-value="0" style:font-name-asian="Noto Sans Mono CJK SC" style:font-size-asian="12pt" style:font-name-complex="Liberation Mono" style:font-size-complex="12pt"/>
    </style:style>
    <style:style style:name="T77" style:family="text">
      <style:text-properties fo:color="#000000" loext:opacity="100%" style:font-name="Liberation Serif" fo:font-size="12pt" officeooo:rsid="003b8956" fo:background-color="#ffffff" loext:char-shading-value="0" style:font-name-asian="Noto Sans Mono CJK SC" style:font-size-asian="12pt" style:font-name-complex="Liberation Mono" style:font-size-complex="12pt"/>
    </style:style>
    <style:style style:name="T78" style:family="text">
      <style:text-properties fo:color="#000000" loext:opacity="100%" style:font-name="Liberation Serif" fo:font-size="12pt" officeooo:rsid="003bb749" fo:background-color="#ffffff" loext:char-shading-value="0" style:font-name-asian="Noto Sans Mono CJK SC" style:font-size-asian="12pt" style:font-name-complex="Liberation Mono" style:font-size-complex="12pt"/>
    </style:style>
    <style:style style:name="T79" style:family="text">
      <style:text-properties fo:color="#000000" loext:opacity="100%" style:font-name="Liberation Serif" fo:font-size="12pt" officeooo:rsid="00451414" fo:background-color="#ffffff" loext:char-shading-value="0" style:font-name-asian="Noto Sans Mono CJK SC" style:font-size-asian="12pt" style:font-name-complex="Liberation Mono" style:font-size-complex="12pt"/>
    </style:style>
    <style:style style:name="T80" style:family="text">
      <style:text-properties fo:color="#000000" loext:opacity="100%" style:font-name="Liberation Serif" fo:font-weight="bold" fo:background-color="#ffffff" loext:char-shading-value="0" style:font-size-asian="12pt" style:font-weight-asian="bold" style:font-weight-complex="bold"/>
    </style:style>
    <style:style style:name="T81" style:family="text">
      <style:text-properties fo:color="#000000" loext:opacity="100%" style:font-name="Liberation Serif" fo:font-weight="bold" officeooo:rsid="002f453d" fo:background-color="#ffffff" loext:char-shading-value="0" style:font-size-asian="12pt" style:font-weight-asian="bold" style:font-weight-complex="bold"/>
    </style:style>
    <style:style style:name="T82" style:family="text">
      <style:text-properties fo:color="#000000" loext:opacity="100%" style:font-name="Liberation Serif" fo:background-color="#ffffff" loext:char-shading-value="0" style:font-size-asian="12pt"/>
    </style:style>
    <style:style style:name="T83" style:family="text">
      <style:text-properties fo:color="#000000" loext:opacity="100%" style:font-name="Liberation Serif" officeooo:rsid="002f453d" fo:background-color="#ffffff" loext:char-shading-value="0" style:font-size-asian="12pt"/>
    </style:style>
    <style:style style:name="T84" style:family="text">
      <style:text-properties fo:color="#000000" loext:opacity="100%" style:font-name="Liberation Serif" officeooo:rsid="0029c8c3" fo:background-color="#ffffff" loext:char-shading-value="0" style:font-size-asian="12pt"/>
    </style:style>
    <style:style style:name="T85" style:family="text">
      <style:text-properties fo:color="#000000" loext:opacity="100%" style:font-name="Liberation Serif" officeooo:rsid="002c391f" fo:background-color="#ffffff" loext:char-shading-value="0" style:font-size-asian="12pt"/>
    </style:style>
    <style:style style:name="T86" style:family="text">
      <style:text-properties fo:color="#000000" loext:opacity="100%" style:font-name="Liberation Serif" style:text-underline-style="none" fo:font-weight="bold" fo:background-color="#ffffff" loext:char-shading-value="0" style:font-size-asian="12pt" style:font-weight-asian="bold" style:font-weight-complex="bold"/>
    </style:style>
    <style:style style:name="T87" style:family="text">
      <style:text-properties fo:color="#000000" loext:opacity="100%" style:font-name="Liberation Serif" style:text-underline-style="none" fo:font-weight="bold" officeooo:rsid="002f453d" fo:background-color="#ffffff" loext:char-shading-value="0" style:font-size-asian="12pt" style:font-weight-asian="bold" style:font-weight-complex="bold"/>
    </style:style>
    <style:style style:name="T88" style:family="text">
      <style:text-properties fo:color="#000000" loext:opacity="100%" style:font-name="Liberation Serif" style:text-underline-style="none" fo:font-weight="bold" officeooo:rsid="0061ca26" fo:background-color="#ffffff" loext:char-shading-value="0" style:font-size-asian="12pt" style:font-weight-asian="bold" style:font-weight-complex="bold"/>
    </style:style>
    <style:style style:name="T89" style:family="text">
      <style:text-properties fo:color="#000000" loext:opacity="100%" style:font-name="Liberation Serif" style:text-underline-style="none" fo:font-weight="bold" officeooo:rsid="0039a809" fo:background-color="#ffffff" loext:char-shading-value="0" style:font-size-asian="12pt" style:font-weight-asian="bold" style:font-weight-complex="bold"/>
    </style:style>
    <style:style style:name="T90" style:family="text">
      <style:text-properties fo:color="#000000" loext:opacity="100%" style:font-name="Liberation Serif" style:text-underline-style="none" fo:font-weight="bold" officeooo:rsid="002b035d" fo:background-color="#ffffff" loext:char-shading-value="0" style:font-size-asian="12pt" style:font-weight-asian="bold" style:font-weight-complex="bold"/>
    </style:style>
    <style:style style:name="T91" style:family="text">
      <style:text-properties fo:color="#000000" loext:opacity="100%" style:font-name="Liberation Serif" style:text-underline-style="none" fo:font-weight="bold" officeooo:rsid="002c391f" fo:background-color="#ffffff" loext:char-shading-value="0" style:font-size-asian="12pt" style:font-weight-asian="bold" style:font-weight-complex="bold"/>
    </style:style>
    <style:style style:name="T92" style:family="text">
      <style:text-properties fo:color="#000000" loext:opacity="100%" style:font-name="Liberation Serif" style:text-underline-style="none" fo:font-weight="bold" officeooo:rsid="0036045f" fo:background-color="#ffffff" loext:char-shading-value="0" style:font-size-asian="12pt" style:font-weight-asian="bold" style:font-weight-complex="bold"/>
    </style:style>
    <style:style style:name="T93" style:family="text">
      <style:text-properties fo:color="#000000" loext:opacity="100%" style:font-name="Liberation Serif" style:text-underline-style="none" fo:font-weight="bold" officeooo:rsid="002c391f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94" style:family="text">
      <style:text-properties fo:color="#000000" loext:opacity="100%" style:font-name="Liberation Serif" style:text-underline-style="none" fo:font-weight="bold" officeooo:rsid="002fde7a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95" style:family="text">
      <style:text-properties fo:color="#000000" loext:opacity="100%" style:font-name="Liberation Serif" style:text-underline-style="none" fo:background-color="#ffffff" loext:char-shading-value="0"/>
    </style:style>
    <style:style style:name="T96" style:family="text">
      <style:text-properties fo:color="#000000" loext:opacity="100%" style:font-name="Liberation Serif" style:text-underline-style="none" fo:background-color="#ffffff" loext:char-shading-value="0" style:font-size-asian="12pt"/>
    </style:style>
    <style:style style:name="T97" style:family="text">
      <style:text-properties fo:color="#000000" loext:opacity="100%" style:font-name="Liberation Serif" style:text-underline-style="none" officeooo:rsid="006052b8" fo:background-color="#ffffff" loext:char-shading-value="0" style:font-size-asian="12pt"/>
    </style:style>
    <style:style style:name="T98" style:family="text">
      <style:text-properties fo:color="#000000" loext:opacity="100%" style:font-name="Liberation Serif" style:text-underline-style="none" officeooo:rsid="002e1890" fo:background-color="#ffffff" loext:char-shading-value="0" style:font-size-asian="12pt"/>
    </style:style>
    <style:style style:name="T99" style:family="text">
      <style:text-properties fo:color="#000000" loext:opacity="100%" style:font-name="Liberation Serif" style:text-underline-style="none" officeooo:rsid="002c391f" fo:background-color="#ffffff" loext:char-shading-value="0" style:font-size-asian="12pt"/>
    </style:style>
    <style:style style:name="T100" style:family="text">
      <style:text-properties fo:color="#000000" loext:opacity="100%" style:font-name="Liberation Serif" style:text-underline-style="none" officeooo:rsid="0061ca26" fo:background-color="#ffffff" loext:char-shading-value="0" style:font-size-asian="12pt"/>
    </style:style>
    <style:style style:name="T101" style:family="text">
      <style:text-properties fo:color="#000000" loext:opacity="100%" style:font-name="Liberation Serif" style:text-underline-style="none" officeooo:rsid="006cc1f9" fo:background-color="#ffffff" loext:char-shading-value="0" style:font-size-asian="12pt"/>
    </style:style>
    <style:style style:name="T102" style:family="text">
      <style:text-properties fo:color="#000000" loext:opacity="100%" style:font-name="Liberation Serif" style:text-underline-style="none" officeooo:rsid="00316c37" fo:background-color="#ffffff" loext:char-shading-value="0" style:font-size-asian="12pt"/>
    </style:style>
    <style:style style:name="T103" style:family="text">
      <style:text-properties fo:color="#000000" loext:opacity="100%" style:font-name="Liberation Serif" style:text-underline-style="none" officeooo:rsid="0036045f" fo:background-color="#ffffff" loext:char-shading-value="0" style:font-size-asian="12pt"/>
    </style:style>
    <style:style style:name="T104" style:family="text">
      <style:text-properties fo:color="#000000" loext:opacity="100%" style:font-name="Liberation Serif" style:text-underline-style="none" officeooo:rsid="00374867" fo:background-color="#ffffff" loext:char-shading-value="0" style:font-size-asian="12pt"/>
    </style:style>
    <style:style style:name="T105" style:family="text">
      <style:text-properties fo:color="#000000" loext:opacity="100%" style:font-name="Liberation Serif" style:text-underline-style="none" officeooo:rsid="0039a809" fo:background-color="#ffffff" loext:char-shading-value="0" style:font-size-asian="12pt"/>
    </style:style>
    <style:style style:name="T106" style:family="text">
      <style:text-properties fo:color="#000000" loext:opacity="100%" style:font-name="Liberation Serif" style:text-underline-style="none" officeooo:rsid="002b035d" fo:background-color="#ffffff" loext:char-shading-value="0" style:font-size-asian="12pt"/>
    </style:style>
    <style:style style:name="T107" style:family="text">
      <style:text-properties fo:color="#000000" loext:opacity="100%" style:font-name="Liberation Serif" style:text-underline-style="none" officeooo:rsid="002fde7a" fo:background-color="#ffffff" loext:char-shading-value="0" style:font-size-asian="12pt"/>
    </style:style>
    <style:style style:name="T108" style:family="text">
      <style:text-properties fo:color="#000000" loext:opacity="100%" style:font-name="Liberation Serif" style:text-underline-style="none" officeooo:rsid="00308f64" fo:background-color="#ffffff" loext:char-shading-value="0" style:font-size-asian="12pt"/>
    </style:style>
    <style:style style:name="T109" style:family="text">
      <style:text-properties fo:color="#000000" loext:opacity="100%" style:font-name="Liberation Serif" style:text-underline-style="none" officeooo:rsid="0033cde5" fo:background-color="#ffffff" loext:char-shading-value="0" style:font-size-asian="12pt"/>
    </style:style>
    <style:style style:name="T110" style:family="text">
      <style:text-properties fo:color="#000000" loext:opacity="100%" style:font-name="Liberation Serif" style:text-underline-style="none" officeooo:rsid="0034c570" fo:background-color="#ffffff" loext:char-shading-value="0" style:font-size-asian="12pt"/>
    </style:style>
    <style:style style:name="T111" style:family="text">
      <style:text-properties fo:color="#000000" loext:opacity="100%" style:font-name="Liberation Serif" style:text-underline-style="none" officeooo:rsid="00275dec" fo:background-color="#ffffff" loext:char-shading-value="0" style:font-size-asian="12pt"/>
    </style:style>
    <style:style style:name="T112" style:family="text">
      <style:text-properties fo:color="#000000" loext:opacity="100%" style:font-name="Liberation Serif" style:text-underline-style="none" officeooo:rsid="003bb749" fo:background-color="#ffffff" loext:char-shading-value="0" style:font-size-asian="12pt"/>
    </style:style>
    <style:style style:name="T113" style:family="text">
      <style:text-properties fo:color="#000000" loext:opacity="100%" style:font-name="Liberation Serif" style:text-underline-style="none" officeooo:rsid="0036045f" fo:background-color="#ffffff" loext:char-shading-value="0" style:font-name-asian="Noto Sans Mono CJK SC" style:font-size-asian="12pt" style:font-name-complex="Liberation Mono"/>
    </style:style>
    <style:style style:name="T114" style:family="text">
      <style:text-properties fo:color="#000000" loext:opacity="100%" style:font-name="Liberation Serif" style:text-underline-style="none" officeooo:rsid="00374867" fo:background-color="#ffffff" loext:char-shading-value="0" style:font-name-asian="Noto Sans Mono CJK SC" style:font-size-asian="12pt" style:font-name-complex="Liberation Mono"/>
    </style:style>
    <style:style style:name="T115" style:family="text">
      <style:text-properties fo:color="#000000" loext:opacity="100%" style:font-name="Liberation Serif" style:text-underline-style="none" officeooo:rsid="002c391f" fo:background-color="#ffffff" loext:char-shading-value="0" style:font-name-asian="Noto Sans Mono CJK SC" style:font-size-asian="12pt" style:font-name-complex="Liberation Mono"/>
    </style:style>
    <style:style style:name="T116" style:family="text">
      <style:text-properties fo:color="#000000" loext:opacity="100%" style:font-name="Liberation Serif" style:text-underline-style="none" officeooo:rsid="002fde7a" fo:background-color="#ffffff" loext:char-shading-value="0" style:font-name-asian="Noto Sans Mono CJK SC" style:font-size-asian="12pt" style:font-name-complex="Liberation Mono"/>
    </style:style>
    <style:style style:name="T117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size-asian="12pt" style:font-name-complex="Liberation Mono"/>
    </style:style>
    <style:style style:name="T118" style:family="text">
      <style:text-properties fo:color="#000000" loext:opacity="100%" style:font-name="Liberation Serif" style:text-underline-style="none" officeooo:rsid="0033cde5" fo:background-color="#ffffff" loext:char-shading-value="0" style:font-name-asian="Noto Sans Mono CJK SC" style:font-size-asian="12pt" style:font-name-complex="Liberation Mono"/>
    </style:style>
    <style:style style:name="T119" style:family="text">
      <style:text-properties fo:color="#000000" loext:opacity="100%" style:font-name="Liberation Serif" style:text-underline-style="none" officeooo:rsid="0034c570" fo:background-color="#ffffff" loext:char-shading-value="0" style:font-name-asian="Noto Sans Mono CJK SC" style:font-size-asian="12pt" style:font-name-complex="Liberation Mono"/>
    </style:style>
    <style:style style:name="T120" style:family="text">
      <style:text-properties fo:color="#000000" loext:opacity="100%" style:font-name="Liberation Serif" style:text-underline-style="none" officeooo:rsid="00389ccd" fo:background-color="#ffffff" loext:char-shading-value="0" style:font-name-asian="Noto Sans Mono CJK SC" style:font-size-asian="12pt" style:font-name-complex="Liberation Mono"/>
    </style:style>
    <style:style style:name="T121" style:family="text">
      <style:text-properties fo:color="#000000" loext:opacity="100%" style:font-name="Liberation Serif" style:text-underline-style="none" officeooo:rsid="0039a809" fo:background-color="#ffffff" loext:char-shading-value="0" style:font-name-asian="Noto Sans Mono CJK SC" style:font-size-asian="12pt" style:font-name-complex="Liberation Mono"/>
    </style:style>
    <style:style style:name="T122" style:family="text">
      <style:text-properties fo:color="#000000" loext:opacity="100%" style:font-name="Liberation Serif" style:text-underline-style="none" officeooo:rsid="003e8d96" fo:background-color="#ffffff" loext:char-shading-value="0" style:font-name-asian="Noto Sans Mono CJK SC" style:font-size-asian="12pt" style:font-name-complex="Liberation Mono"/>
    </style:style>
    <style:style style:name="T123" style:family="text">
      <style:text-properties fo:color="#000000" loext:opacity="100%" style:font-name="Liberation Serif" style:text-underline-style="none" officeooo:rsid="0029c8c3" fo:background-color="#ffffff" loext:char-shading-value="0" style:font-name-asian="Noto Sans Mono CJK SC" style:font-name-complex="Liberation Mono"/>
    </style:style>
    <style:style style:name="T124" style:family="text">
      <style:text-properties fo:color="#000000" loext:opacity="100%" style:font-name="Liberation Serif" style:text-underline-style="none" officeooo:rsid="002b035d" fo:background-color="#ffffff" loext:char-shading-value="0" style:font-name-asian="Noto Sans Mono CJK SC" style:font-name-complex="Liberation Mono"/>
    </style:style>
    <style:style style:name="T125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name-complex="Liberation Mono"/>
    </style:style>
    <style:style style:name="T126" style:family="text">
      <style:text-properties fo:color="#000000" loext:opacity="100%" style:font-name="Liberation Serif" style:text-underline-style="none" officeooo:rsid="002b035d" fo:background-color="#ffffff" loext:char-shading-value="0"/>
    </style:style>
    <style:style style:name="T127" style:family="text">
      <style:text-properties fo:color="#000000" loext:opacity="100%" style:font-name="Liberation Serif" style:text-underline-style="none" officeooo:rsid="002c391f" fo:background-color="#ffffff" loext:char-shading-value="0"/>
    </style:style>
    <style:style style:name="T128" style:family="text">
      <style:text-properties fo:color="#000000" loext:opacity="100%" style:font-name="Liberation Serif" style:text-underline-style="none" officeooo:rsid="00308f64" fo:background-color="#ffffff" loext:char-shading-value="0"/>
    </style:style>
    <style:style style:name="T129" style:family="text">
      <style:text-properties fo:color="#000000" loext:opacity="100%" style:font-name="Liberation Serif" style:text-underline-style="none" officeooo:rsid="0033cde5" fo:background-color="#ffffff" loext:char-shading-value="0"/>
    </style:style>
    <style:style style:name="T130" style:family="text">
      <style:text-properties fo:color="#000000" loext:opacity="100%" fo:font-weight="bold" officeooo:rsid="0041ebb8" fo:background-color="#ffffff" loext:char-shading-value="0" style:font-size-asian="12pt" style:font-weight-asian="bold" style:font-weight-complex="bold"/>
    </style:style>
    <style:style style:name="T131" style:family="text">
      <style:text-properties officeooo:rsid="0024bc69"/>
    </style:style>
    <style:style style:name="T132" style:family="text">
      <style:text-properties style:font-name="monospace" fo:font-size="10pt" style:font-size-asian="10pt" style:font-size-complex="10pt"/>
    </style:style>
    <style:style style:name="T133" style:family="text">
      <style:text-properties style:font-name="monospace" fo:font-size="10pt" officeooo:rsid="0025e4ee" style:font-size-asian="10pt" style:font-size-complex="10pt"/>
    </style:style>
    <style:style style:name="T134" style:family="text">
      <style:text-properties officeooo:rsid="00290976"/>
    </style:style>
    <style:style style:name="T135" style:family="text">
      <style:text-properties officeooo:rsid="002e1890"/>
    </style:style>
    <style:style style:name="T136" style:family="text">
      <style:text-properties fo:font-variant="normal" fo:text-transform="none" fo:color="#000000" loext:opacity="100%" style:font-name="monospace1" fo:font-size="8pt" fo:letter-spacing="normal" style:text-underline-style="none" officeooo:rsid="0024bc69" fo:background-color="#ffffff" loext:char-shading-value="0" style:font-size-asian="8pt" style:font-size-complex="8pt" loext:padding="0cm" loext:border="none"/>
    </style:style>
    <style:style style:name="T137" style:family="text">
      <style:text-properties fo:font-variant="normal" fo:text-transform="none" fo:color="#000000" loext:opacity="100%" style:font-name="monospace1" fo:font-size="8pt" fo:letter-spacing="normal" style:text-underline-style="none" officeooo:rsid="0061ba02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38" style:family="text">
      <style:text-properties fo:font-variant="normal" fo:text-transform="none" fo:color="#000000" loext:opacity="100%" style:font-name="monospace1" fo:font-size="8pt" fo:letter-spacing="normal" officeooo:rsid="0024bc69" fo:background-color="#ffffff" loext:char-shading-value="0" style:font-size-asian="8pt" style:font-size-complex="8pt" loext:padding="0cm" loext:border="none"/>
    </style:style>
    <style:style style:name="T139" style:family="text">
      <style:text-properties fo:font-variant="normal" fo:text-transform="none" fo:color="#000000" loext:opacity="100%" style:font-name="monospace1" fo:font-size="8pt" fo:letter-spacing="normal" officeooo:rsid="00887966" fo:background-color="#ffffff" loext:char-shading-value="0" style:font-size-asian="8pt" style:font-size-complex="8pt" loext:padding="0cm" loext:border="none"/>
    </style:style>
    <style:style style:name="T140" style:family="text">
      <style:text-properties fo:font-variant="normal" fo:text-transform="none" fo:color="#000000" loext:opacity="100%" style:font-name="monospace1" fo:font-size="8pt" fo:letter-spacing="normal" officeooo:rsid="007ec2f1" fo:background-color="#ffffff" loext:char-shading-value="0" style:font-size-asian="8pt" style:font-size-complex="8pt" loext:padding="0cm" loext:border="none"/>
    </style:style>
    <style:style style:name="T141" style:family="text">
      <style:text-properties fo:font-variant="normal" fo:text-transform="none" fo:color="#000000" loext:opacity="100%" style:font-name="monospace1" fo:font-size="8pt" fo:letter-spacing="normal" officeooo:rsid="008cf404" fo:background-color="#ffffff" loext:char-shading-value="0" style:font-size-asian="8pt" style:font-size-complex="8pt" loext:padding="0cm" loext:border="none"/>
    </style:style>
    <style:style style:name="T142" style:family="text">
      <style:text-properties fo:font-variant="normal" fo:text-transform="none" fo:color="#000000" loext:opacity="100%" style:font-name="monospace1" fo:font-size="8pt" fo:letter-spacing="normal" officeooo:rsid="0043323e" fo:background-color="#ffffff" loext:char-shading-value="0" style:font-size-asian="8pt" style:font-size-complex="8pt" loext:padding="0cm" loext:border="none"/>
    </style:style>
    <style:style style:name="T143" style:family="text">
      <style:text-properties fo:font-variant="normal" fo:text-transform="none" fo:color="#000000" loext:opacity="100%" style:font-name="monospace1" fo:font-size="8pt" fo:letter-spacing="normal" officeooo:rsid="008b5f51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44" style:family="text">
      <style:text-properties fo:font-variant="normal" fo:text-transform="none" fo:color="#000000" loext:opacity="100%" style:font-name="monospace1" fo:font-size="8pt" fo:letter-spacing="normal" officeooo:rsid="008ecbfc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45" style:family="text">
      <style:text-properties fo:font-variant="normal" fo:text-transform="none" fo:color="#000000" loext:opacity="100%" style:font-name="monospace1" fo:font-size="12pt" fo:letter-spacing="normal" officeooo:rsid="006052b8" fo:background-color="#ffffff" loext:char-shading-value="0" style:font-size-asian="12pt" style:font-size-complex="12pt" loext:padding="0cm" loext:border="none"/>
    </style:style>
    <style:style style:name="T146" style:family="text">
      <style:text-properties fo:font-variant="normal" fo:text-transform="none" fo:color="#000000" loext:opacity="100%" style:font-name="Liberation Serif" fo:font-size="12pt" fo:letter-spacing="normal" officeooo:rsid="0040255d" fo:background-color="#ffffff" loext:char-shading-value="0" style:font-size-asian="12pt" style:font-size-complex="12pt" loext:padding="0cm" loext:border="none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officeooo:rsid="008cf404" fo:background-color="#ffffff" loext:char-shading-value="0" style:font-size-asian="12pt" style:font-size-complex="12pt" loext:padding="0cm" loext:border="none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officeooo:rsid="0043323e" fo:background-color="#ffffff" loext:char-shading-value="0" style:font-size-asian="12pt" style:font-size-complex="12pt" loext:padding="0cm" loext:border="none"/>
    </style:style>
    <style:style style:name="T149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size-asian="12pt" style:font-size-complex="12pt" loext:padding="0cm" loext:border="none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size-asian="12pt" style:font-size-complex="12pt" loext:padding="0cm" loext:border="none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officeooo:rsid="0046d1eb" fo:background-color="#ffffff" loext:char-shading-value="0" style:font-size-asian="12pt" style:font-size-complex="12pt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size-asian="12pt" style:font-size-complex="12pt" loext:padding="0cm" loext:border="none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font-weight="bold" officeooo:rsid="0040255d" fo:background-color="#ffffff" loext:char-shading-value="0" style:font-size-asian="12pt" style:font-weight-asian="bold" style:font-size-complex="12pt" style:font-weight-complex="bold" loext:padding="0cm" loext:border="none"/>
    </style:style>
    <style:style style:name="T157" style:family="text">
      <style:text-properties fo:font-variant="normal" fo:text-transform="none" fo:color="#000000" loext:opacity="100%" style:font-name="Liberation Serif" fo:font-size="12pt" fo:letter-spacing="normal" fo:font-weight="bold" officeooo:rsid="00451414" fo:background-color="#ffffff" loext:char-shading-value="0" style:font-size-asian="12pt" style:font-weight-asian="bold" style:font-size-complex="12pt" style:font-weight-complex="bold" loext:padding="0cm" loext:border="none"/>
    </style:style>
    <style:style style:name="T158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size-asian="12pt" style:font-weight-asian="bold" style:font-size-complex="12pt" style:font-weight-complex="bold" loext:padding="0cm" loext:border="none"/>
    </style:style>
    <style:style style:name="T159" style:family="text">
      <style:text-properties fo:font-variant="normal" fo:text-transform="none" fo:color="#000000" loext:opacity="100%" style:font-name="Liberation Serif" fo:font-size="12pt" fo:letter-spacing="normal" fo:font-weight="bold" officeooo:rsid="000f2ad2" fo:background-color="#ffffff" loext:char-shading-value="0" style:font-size-asian="12pt" style:font-weight-asian="bold" style:font-size-complex="12pt" style:font-weight-complex="bold" loext:padding="0cm" loext:border="none"/>
    </style:style>
    <style:style style:name="T160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name-asian="Noto Sans Mono CJK SC" style:font-size-asian="12pt" style:font-weight-asian="bold" style:font-name-complex="Liberation Mono" style:font-size-complex="12pt" style:font-weight-complex="bold" loext:padding="0cm" loext:border="none"/>
    </style:style>
    <style:style style:name="T161" style:family="text">
      <style:text-properties fo:font-variant="normal" fo:text-transform="none" fo:color="#000000" loext:opacity="100%" style:font-name="Source Code Pro Medium" fo:font-size="10pt" fo:letter-spacing="normal" officeooo:rsid="000d61cb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162" style:family="text">
      <style:text-properties fo:font-variant="normal" fo:text-transform="none" fo:color="#000000" loext:opacity="100%" style:font-name="Source Code Pro Medium" fo:letter-spacing="normal" officeooo:rsid="00451414" fo:background-color="#ffffff" loext:char-shading-value="0" style:font-name-asian="Noto Sans Mono CJK SC" style:font-name-complex="Liberation Mono" loext:padding="0cm" loext:border="none"/>
    </style:style>
    <style:style style:name="T163" style:family="text">
      <style:text-properties fo:font-variant="normal" fo:text-transform="none" fo:color="#000000" loext:opacity="100%" style:font-name="Source Code Pro Medium" fo:letter-spacing="normal" fo:background-color="#ffffff" loext:char-shading-value="0" style:font-name-asian="Noto Sans Mono CJK SC" style:font-name-complex="Liberation Mono" loext:padding="0cm" loext:border="none"/>
    </style:style>
    <style:style style:name="T164" style:family="text">
      <style:text-properties officeooo:rsid="00374867"/>
    </style:style>
    <style:style style:name="T165" style:family="text">
      <style:text-properties officeooo:rsid="003bb749"/>
    </style:style>
    <style:style style:name="T166" style:family="text">
      <style:text-properties officeooo:rsid="0019d00e"/>
    </style:style>
    <style:style style:name="T167" style:family="text">
      <style:text-properties officeooo:rsid="001a2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co de dados do INMET</text:p>
      <text:p text:style-name="P1"/>
      <text:p text:style-name="P1">1) Download das <text:span text:style-name="T9">tabelas (CSV) do Inmet (Aces</text:span><text:span text:style-name="T135">s</text:span><text:span text:style-name="T9">ado em Outubro de 2020)</text:span></text:p>
      <text:p text:style-name="P1">Endereço: <text:a xlink:type="simple" xlink:href="https://portal.inmet.gov.br/dadoshistoricos" text:style-name="Internet_20_link" text:visited-style-name="Visited_20_Internet_20_Link">https://portal.inmet.gov.br/dadoshistoricos</text:a> </text:p>
      <text:p text:style-name="P22"><text:span text:style-name="T1">1.1) </text:span><text:span text:style-name="T9">Uso de Shell/Linux:</text:span></text:p>
      <text:p text:style-name="P23">1.1.1) Download dos arquivos zipados de 2000 até 2020</text:p>
      <text:p text:style-name="P22"><text:span text:style-name="T132">for </text:span><text:span text:style-name="T133">y</text:span><text:span text:style-name="T132"> in $(seq 2000 2020); do wget "</text:span><text:a xlink:type="simple" xlink:href="https://portal.inmet.gov.br/dadoshistoricos/" text:style-name="Internet_20_link" text:visited-style-name="Visited_20_Internet_20_Link"><text:span text:style-name="T132">https: //portal.inmet.gov.br/dadoshistoricos/</text:span></text:a><text:span text:style-name="T132">"$</text:span><text:span text:style-name="T133">y</text:span><text:span text:style-name="T132">".zip";done</text:span></text:p>
      <text:p text:style-name="P23">1.1.2) Descompactar os arquivos ZIP</text:p>
      <text:p text:style-name="P27">for f in $(ls *.zip); do unzip $f;done</text:p>
      <text:p text:style-name="P2"/>
      <text:p text:style-name="P23">2) Criar as tabelas <text:span text:style-name="T2">stations_table.</text:span><text:span text:style-name="T3">csv</text:span><text:span text:style-name="T13"> </text:span><text:span text:style-name="T12">e </text:span><text:span text:style-name="T3">stations.csv</text:span></text:p>
      <text:p text:style-name="P23">2.1) stations_table.<text:span text:style-name="T11">csv: </text:span>Tabela com as medidas da estação a cada 30 minutos</text:p>
      <text:p text:style-name="P23">2.2) <text:span text:style-name="T11">stations.csv: </text:span>Tabela com as coordenadas (longitude e latitude) das estações.</text:p>
      <text:p text:style-name="P4">2.<text:span text:style-name="T10">3</text:span>) Script: <text:span text:style-name="T5">inmet-csv2tables.py</text:span></text:p>
      <text:p text:style-name="P24"><text:span text:style-name="T6">2</text:span>.<text:span text:style-name="T10">3</text:span>.1) Linguagem: <text:span text:style-name="T6">Python</text:span></text:p>
      <text:p text:style-name="P24"><text:span text:style-name="T6">2</text:span>.<text:span text:style-name="T10">3</text:span>.2) Utilização:</text:p>
      <text:p text:style-name="P28">inmet-csv2tables.py <text:span text:style-name="T14">diretorio_CSV</text:span></text:p>
      <text:p text:style-name="P5"><text:span text:style-name="T6">2</text:span>.1.3) Resultado: <text:span text:style-name="T14">Geração das tabelas stations_table.csv e stations.csv</text:span></text:p>
      <text:p text:style-name="P6"/>
      <text:p text:style-name="P25"><text:span text:style-name="T7">3) </text:span><text:span text:style-name="T8">Tabela com as estações do Cerrado </text:span><text:span text:style-name="T2">stations_cerrado.csv</text:span></text:p>
      <text:p text:style-name="P7">Tabela com os códigos das estações no Cerrado definido pelo usuário</text:p>
      <text:p text:style-name="P7"/>
      <text:p text:style-name="P26"><text:span text:style-name="T8">4) Criação do banco de dados </text:span><text:span text:style-name="T2">inmet.gpkg</text:span></text:p>
      <text:p text:style-name="P7"><text:span text:style-name="T15">Banco de dados no formato </text:span>Geopackage <text:span text:style-name="T15">com os dados das estações do </text:span><text:span text:style-name="T4">Inmet</text:span></text:p>
      <text:p text:style-name="P8">4.1) Criar banco de dados vazio do Geopackage</text:p>
      <text:p text:style-name="P7">4.<text:span text:style-name="T15">2</text:span>) Importa<text:span text:style-name="T15">r as tabelas </text:span><text:span text:style-name="T14">stations_table.csv e stations.csv</text:span></text:p>
      <text:p text:style-name="P8">4.2.1) Comando do utilitário SQLITE</text:p>
      <text:p text:style-name="P8"><text:span text:style-name="T17">&gt; sqlite3 inmet.gpkg</text:span><text:span text:style-name="T131"><text:line-break/></text:span><text:span text:style-name="T17">sqlite&gt; .</text:span><text:span text:style-name="T18">separator</text:span><text:span text:style-name="T19"> ";"</text:span><text:span text:style-name="T131"><text:line-break/></text:span><text:span text:style-name="T16">sqlite&gt; .import ./stations_cerrado.csv stations_cerrado<text:line-break/>sqlite&gt; .import ./stations.csv stations<text:line-break/>sqlite&gt; .import ./stations_table.csv stations_table</text:span></text:p>
      <text:p text:style-name="P8">4.3) <text:span text:style-name="T134">Ler a extensão (ambiente Linux) para trabalhar com dados e funções espaciais</text:span></text:p>
      <text:p text:style-name="P9"><text:span text:style-name="T16">sqlite&gt; </text:span><text:span text:style-name="T17">SELECT load_extension('mod_spatialite.so');</text:span></text:p>
      <text:p text:style-name="P29"><text:span text:style-name="T36">4.4) Cria</text:span><text:span text:style-name="T37">ção de tabelas do Cerrado</text:span></text:p>
      <text:p text:style-name="P30"><text:span text:style-name="T83">4.</text:span><text:span text:style-name="T82">4.1) </text:span><text:span text:style-name="T84">T</text:span><text:span text:style-name="T36">abela com os dados das estações do cerrado com camp</text:span><text:span text:style-name="T37">o</text:span><text:span text:style-name="T36"> geométrico, </text:span><text:span text:style-name="T81">stations_cerrado_g</text:span></text:p>
      <text:p text:style-name="P30"><text:span text:style-name="T82">Script: </text:span><text:span text:style-name="T80">station_cerrado_geom.sql</text:span></text:p>
      <text:p text:style-name="P29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_cerrado_geom.sql</text:span></text:span></text:p>
      <text:p text:style-name="P30"><text:span text:style-name="T83">4.</text:span><text:span text:style-name="T82">4.1) </text:span><text:span text:style-name="T84">T</text:span><text:span text:style-name="T36">abela com os dados das estações do cerrado com </text:span><text:span text:style-name="T37">dados de precipitação,</text:span><text:span text:style-name="T36"> </text:span><text:span text:style-name="T87">stations_cerrado_prep</text:span></text:p>
      <text:p text:style-name="P30"><text:span text:style-name="T82">Script: </text:span><text:span text:style-name="T80">stations_cerrado_prep.sql</text:span></text:p>
      <text:p text:style-name="P30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s_cerrado_prep.sql</text:span></text:span></text:p>
      <text:p text:style-name="P30"><text:span text:style-name="Source_20_Text"><text:span text:style-name="T95">4.</text:span></text:span><text:span text:style-name="Source_20_Text"><text:span text:style-name="T127">5</text:span></text:span><text:span text:style-name="Source_20_Text"><text:span text:style-name="T95">) </text:span></text:span><text:span text:style-name="Source_20_Text"><text:span text:style-name="T123">Limpeza das tabelas – Remover as tabelas station</text:span></text:span><text:span text:style-name="Source_20_Text"><text:span text:style-name="T124">s e stations_table</text:span></text:span></text:p>
      <text:p text:style-name="P30"><text:span text:style-name="Source_20_Text"><text:span text:style-name="T22">sqlite3&gt; DROP TABLE stations_table;<text:line-break/>sqlite3&gt; DROP TABLE stations;</text:span></text:span></text:p>
      <text:p text:style-name="P31"><text:span text:style-name="Source_20_Text"><text:span text:style-name="T96">4.</text:span></text:span><text:span text:style-name="Source_20_Text"><text:span text:style-name="T99">6</text:span></text:span><text:span text:style-name="Source_20_Text"><text:span text:style-name="T106">) Tabela ajustada de precipitação, </text:span></text:span><text:span text:style-name="Source_20_Text"><text:span text:style-name="T90">stations_cerrado_prep_ajust</text:span></text:span></text:p>
      <text:p text:style-name="P31">Corrige os formatados de ‘data’ e ‘hora’ e gera ‘v_datetime’</text:p>
      <text:p text:style-name="P31">Converte ‘prep_mm’ p/ <text:s/>Real</text:p>
      <text:p text:style-name="P31">Apenas os dados que POSSUI precipitações</text:p>
      <text:p text:style-name="P31"><text:span text:style-name="T82">Script: </text:span><text:span text:style-name="T80">stations_cerrado_prep_</text:span><text:span text:style-name="T130">ajust</text:span><text:span text:style-name="T80">.sql</text:span></text:p>
      <text:p text:style-name="P31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cerrado_prep_ajust.sql<text:line-break/></text:span></text:span><text:span text:style-name="Source_20_Text"><text:span text:style-name="T126">4.</text:span></text:span><text:span text:style-name="Source_20_Text"><text:span text:style-name="T127">7</text:span></text:span><text:span text:style-name="Source_20_Text"><text:span text:style-name="T126">) </text:span></text:span><text:span text:style-name="Source_20_Text"><text:span text:style-name="T106">Tabela </text:span></text:span><text:span text:style-name="Source_20_Text"><text:span text:style-name="T99">das estações com as datas que contem </text:span></text:span><text:span text:style-name="Source_20_Text"><text:span text:style-name="T106">24 medições </text:span></text:span><text:span text:style-name="Source_20_Text"><text:span text:style-name="T99">diárias </text:span></text:span><text:span text:style-name="Source_20_Text"><text:span text:style-name="T106">de precipitação, </text:span></text:span><text:span text:style-name="Source_20_Text"><text:span text:style-name="T90">stations_month_24prep</text:span></text:span></text:p>
      <text:p text:style-name="P31"><text:span text:style-name="T85">S</text:span><text:span text:style-name="T82">cript: </text:span><text:span text:style-name="T80">stations_month_24prep.sql</text:span></text:p>
      <text:p text:style-name="P31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month_24prep.</text:span></text:span><text:span text:style-name="Source_20_Text"><text:span text:style-name="T28">sql</text:span></text:span></text:p>
      <text:p text:style-name="P32"><text:span text:style-name="Source_20_Text"><text:span text:style-name="T126">4.</text:span></text:span><text:span text:style-name="Source_20_Text"><text:span text:style-name="T127">8</text:span></text:span><text:span text:style-name="Source_20_Text"><text:span text:style-name="T126">) </text:span></text:span><text:span text:style-name="Source_20_Text"><text:span text:style-name="T106">Tabela </text:span></text:span><text:span text:style-name="Source_20_Text"><text:span text:style-name="T99">das estações com os meses </text:span></text:span><text:span text:style-name="Source_20_Text"><text:span text:style-name="T115">que possuem medição em todo os seus dias, </text:span></text:span><text:span text:style-name="Source_20_Text"><text:span text:style-name="T93">stations_year_month_ok</text:span></text:span></text:p>
      <text:p text:style-name="P32"><text:span text:style-name="T85">S</text:span><text:span text:style-name="T82">cript: </text:span><text:span text:style-name="T80">stations_year_month_ok.sql</text:span></text:p>
      <text:p text:style-name="P32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</text:span></text:span><text:span text:style-name="Source_20_Text"><text:span text:style-name="T22">stations_year_month_ok.s</text:span></text:span><text:span text:style-name="Source_20_Text"><text:span text:style-name="T28">ql</text:span></text:span></text:p>
      <text:p text:style-name="P32"><text:span text:style-name="Source_20_Text"><text:span text:style-name="T55"/></text:span></text:p>
      <text:p text:style-name="P32"><text:span text:style-name="Source_20_Text"><text:span text:style-name="T99">5) Geração dos arquivos CSV </text:span></text:span><text:span text:style-name="Source_20_Text"><text:span text:style-name="T98">a partir </text:span></text:span><text:span text:style-name="Source_20_Text"><text:span text:style-name="T99">do banco de dados </text:span></text:span><text:span text:style-name="Source_20_Text"><text:span text:style-name="T91">inmet.gpkg</text:span></text:span></text:p>
      <text:p text:style-name="P32"><text:span text:style-name="Source_20_Text"><text:span text:style-name="T99">5.1) Exportação da tabela para obtensão dos dados das imagens de precipitação da GPM (NASA)</text:span></text:span></text:p>
      <text:p text:style-name="P32"><text:span text:style-name="Source_20_Text"><text:span text:style-name="T99">Tabela com CSV contendo as estações do Cerrado com as coordenadas, </text:span></text:span><text:span text:style-name="Source_20_Text"><text:span text:style-name="T91">station_cerrado_gpm.csv</text:span></text:span></text:p>
      <text:p text:style-name="P42"><text:span text:style-name="Source_20_Text"><text:span text:style-name="T22">sqlite3&gt; .</text:span></text:span><text:span text:style-name="Source_20_Text"><text:span text:style-name="T25">mode </text:span></text:span><text:span text:style-name="Source_20_Text"><text:span text:style-name="T26">csv</text:span></text:span><text:span text:style-name="Source_20_Text"><text:span text:style-name="T22"><text:line-break/>sqlite3&gt; .separator ";"<text:line-break/>sqlite3&gt; .headers on<text:line-break/>sqlite3&gt; .output station_cerrado_gpm.csv<text:line-break/>sqlite3&gt; SELECT code_wmo AS ID, lat AS LAT, long AS LONG FROM stations_cerrado_g;</text:span></text:span></text:p>
      <text:p text:style-name="P33"><text:span text:style-name="Source_20_Text"><text:span text:style-name="T106">5.2) Exportação </text:span></text:span><text:span text:style-name="Source_20_Text"><text:span text:style-name="T98">da t</text:span></text:span><text:span text:style-name="Source_20_Text"><text:span text:style-name="T97">abela c</text:span></text:span><text:span text:style-name="Source_20_Text"><text:span text:style-name="T98">ru</text:span></text:span><text:span text:style-name="Source_20_Text"><text:span text:style-name="T97">zada: Ano, Mês e Total de estações</text:span></text:span></text:p>
      <text:p text:style-name="P33"><text:span text:style-name="Source_20_Text"><text:span text:style-name="T99">S</text:span></text:span><text:span text:style-name="Source_20_Text"><text:span text:style-name="T96">cript: </text:span></text:span><text:span text:style-name="Source_20_Text"><text:span text:style-name="T86">year_month_total.sql</text:span></text:span></text:p>
      <text:p text:style-name="P33"><text:span text:style-name="Source_20_Text"><text:span text:style-name="T22">sqlite3&gt; </text:span></text:span><text:span text:style-name="Source_20_Text"><text:span text:style-name="T136">.</text:span></text:span><text:span text:style-name="Source_20_Text"><text:span text:style-name="T137">separator ";"</text:span></text:span><text:span text:style-name="Source_20_Text"><text:span text:style-name="T136"><text:line-break/>sqlite3&gt; .header on<text:line-break/>sqlite3&gt; .output year_month_total.csv</text:span></text:span><text:span text:style-name="Source_20_Text"><text:span text:style-name="T97"><text:line-break/></text:span></text:span><text:span text:style-name="Source_20_Text"><text:span text:style-name="T22">sqlite3&gt; .read ./sql/year_month_total.sql</text:span></text:span></text:p>
      <text:p text:style-name="P32"><text:span text:style-name="Source_20_Text"><text:span text:style-name="T98"/></text:span></text:p>
      <text:p text:style-name="P33"><text:span text:style-name="Source_20_Text"><text:span text:style-name="T98">6) Obtenção dos valores de precipatação das imagens GPM da NASA</text:span></text:span></text:p>
      <text:p text:style-name="P34"><text:span text:style-name="Source_20_Text"><text:span text:style-name="T107">Utiliza o endereço </text:span></text:span><text:span text:style-name="Source_20_Text"><text:span text:style-name="T116">eletrônico </text:span></text:span><text:span text:style-name="Source_20_Text"><text:span text:style-name="T94">jsimpsonhttps.pps.eosdis.nasa.gov</text:span></text:span><text:span text:style-name="Source_20_Text"><text:span text:style-name="T116"> </text:span></text:span><text:span text:style-name="Source_20_Text"><text:span text:style-name="T122">(acessado em Outubro de 2020) </text:span></text:span><text:span text:style-name="Source_20_Text"><text:span text:style-name="T116">e </text:span></text:span></text:p>
      <text:p text:style-name="P34"><text:span text:style-name="Source_20_Text"><text:span text:style-name="T116">baixa os arquivos </text:span></text:span><text:span text:style-name="Source_20_Text"><text:span text:style-name="T117">TIF de 30 minutos (Ex.: <text:s/>3B-HHR-L.MS.MRG.3IMERG.20061222-S100000-E102959.0600.V06B.30min.tif) </text:span></text:span></text:p>
      <text:p text:style-name="P34"><text:span text:style-name="Source_20_Text"><text:span text:style-name="T98">6.1) </text:span></text:span><text:span text:style-name="Source_20_Text"><text:span text:style-name="T100">Script p/ baixar: </text:span></text:span><text:span text:style-name="Source_20_Text"><text:span text:style-name="T88">daily_precipitation_gpm_</text:span></text:span><text:span text:style-name="Source_20_Text"><text:span text:style-name="T89">html</text:span></text:span><text:span text:style-name="Source_20_Text"><text:span text:style-name="T88">.py</text:span></text:span></text:p>
      <text:p text:style-name="P34"><text:span text:style-name="Source_20_Text"><text:span text:style-name="T98">6.1.1) Utilização: </text:span></text:span><text:span text:style-name="Source_20_Text"><text:span text:style-name="T20">daily_precipitation_gpm.py e-mail ini-date end-date -</text:span></text:span><text:span text:style-name="Source_20_Text"><text:span text:style-name="T21">d </text:span></text:span><text:span text:style-name="Source_20_Text"><text:span text:style-name="T20">station_cerrado_gpm.csv</text:span></text:span></text:p>
      <text:p text:style-name="P34"><text:span text:style-name="Source_20_Text"><text:span text:style-name="T128">6.1.2) Argumentos:</text:span></text:span></text:p>
      <text:p text:style-name="P34"><text:span text:style-name="Source_20_Text"><text:span text:style-name="T128">email: e-mail utilizado para cadastrar no endereço jsimpsonhttps.pps.eosdis.nasa.gov</text:span></text:span></text:p>
      <text:p text:style-name="P34"><text:span text:style-name="Source_20_Text"><text:span text:style-name="T128">ini-date: data inicial no formato de data AAAA-MM-DD </text:span></text:span></text:p>
      <text:p text:style-name="P34"><text:span text:style-name="Source_20_Text"><text:span text:style-name="T128">end-date: data </text:span></text:span><text:span text:style-name="Source_20_Text"><text:span text:style-name="T125">final</text:span></text:span><text:span text:style-name="Source_20_Text"><text:span text:style-name="T128"> no formato de data AAAA-MM-DD </text:span></text:span></text:p>
      <text:p text:style-name="P34"><text:span text:style-name="Source_20_Text"><text:span text:style-name="T128">Opção -d: Para manter o imagem baixada</text:span></text:span></text:p>
      <text:p text:style-name="P34"><text:span text:style-name="Source_20_Text"><text:span text:style-name="T128">station_cerrado_gpm.csv: </text:span></text:span><text:span text:style-name="Source_20_Text"><text:span text:style-name="T125">Arquivo CSV com as coordenadas das estações no Cerrado (</text:span></text:span><text:span text:style-name="Source_20_Text"><text:span text:style-name="T108">gerado </text:span></text:span><text:span text:style-name="Source_20_Text"><text:span text:style-name="T98">item anterior</text:span></text:span><text:span text:style-name="Source_20_Text"><text:span text:style-name="T108">)</text:span></text:span></text:p>
      <text:p text:style-name="P36"><text:span text:style-name="Source_20_Text"><text:span text:style-name="T109">6.2) </text:span></text:span><text:span text:style-name="Source_20_Text"><text:span text:style-name="T110">Funcionamento do script</text:span></text:span></text:p>
      <text:p text:style-name="P36"><text:span text:style-name="Source_20_Text"><text:span text:style-name="T109">O Script baixa </text:span></text:span><text:span text:style-name="Source_20_Text"><text:span text:style-name="T110">todas </text:span></text:span><text:span text:style-name="Source_20_Text"><text:span text:style-name="T118">as imagens </text:span></text:span><text:span text:style-name="Source_20_Text"><text:span text:style-name="T119">de 30 a 30 minutos </text:span></text:span><text:span text:style-name="Source_20_Text"><text:span text:style-name="T118">correspondente</text:span></text:span><text:span text:style-name="Source_20_Text"><text:span text:style-name="T119">s</text:span></text:span><text:span text:style-name="Source_20_Text"><text:span text:style-name="T118"> ao intervalo de tempo ( </text:span></text:span><text:span text:style-name="Source_20_Text"><text:span text:style-name="T128">ini-date </text:span></text:span><text:span text:style-name="Source_20_Text"><text:span text:style-name="T129">até end-date</text:span></text:span><text:span text:style-name="Source_20_Text"><text:span text:style-name="T118">).</text:span></text:span></text:p>
      <text:p text:style-name="P39"><text:span text:style-name="Source_20_Text"><text:span text:style-name="T120">A partir das coordenadas das estações do Cerrado (arquivo </text:span></text:span><text:span text:style-name="Source_20_Text"><text:span text:style-name="T119">station_cerrado_gpm.csv</text:span></text:span><text:span text:style-name="Source_20_Text"><text:span text:style-name="T120">), lê todas as imagens e obtem os valores dos pixeis das coordenadas de cada estação, gerando um arquivo CSV, contendo, a identificação da estação e os valores de precipitação </text:span></text:span><text:span text:style-name="Source_20_Text"><text:span text:style-name="T121">acumulada</text:span></text:span><text:span text:style-name="Source_20_Text"><text:span text:style-name="T120">.</text:span></text:span></text:p>
      <text:p text:style-name="P40"><text:span text:style-name="Source_20_Text"><text:span text:style-name="T121">A </text:span></text:span><text:span text:style-name="Source_20_Text"><text:span text:style-name="T120">precipitação </text:span></text:span><text:span text:style-name="Source_20_Text"><text:span text:style-name="T121">acumulada é calculada somando a precipitação do dia anterior (12:00 até 23:59) até o dia corrente (00:00 até 11:59)</text:span></text:span></text:p>
      <text:p text:style-name="P34"><text:span text:style-name="Source_20_Text"><text:span text:style-name="T108">6.</text:span></text:span><text:span text:style-name="Source_20_Text"><text:span text:style-name="T109">3</text:span></text:span><text:span text:style-name="Source_20_Text"><text:span text:style-name="T108">) Utilização:</text:span></text:span></text:p>
      <text:p text:style-name="P37"><text:span text:style-name="Source_20_Text"><text:span text:style-name="T103">Para acompanhar os downloads e os cálculos, foram processados por ano, sendo </text:span></text:span><text:span text:style-name="Source_20_Text"><text:span text:style-name="T108">criados </text:span></text:span><text:span text:style-name="Source_20_Text"><text:span text:style-name="T104">os diretórios</text:span></text:span><text:span text:style-name="Source_20_Text"><text:span text:style-name="T108">: </text:span></text:span><text:span text:style-name="Source_20_Text"><text:span text:style-name="T104">2016, </text:span></text:span><text:span text:style-name="Source_20_Text"><text:span text:style-name="T101">2017, 2018, 2019 e 2020.</text:span></text:span></text:p>
      <text:p text:style-name="P35"><text:span text:style-name="Source_20_Text"><text:span text:style-name="T102">Em cada diretório foram </text:span></text:span><text:span text:style-name="Source_20_Text"><text:span text:style-name="T103">processado as imagens desses anos, </text:span></text:span><text:span text:style-name="Source_20_Text"><text:span text:style-name="T113">gerando</text:span></text:span><text:span text:style-name="Source_20_Text"><text:span text:style-name="T103"> um arquivo CSV com os valores da precipitação acumulada diária para cada estação.</text:span></text:span></text:p>
      <text:p text:style-name="P38"><text:span text:style-name="Source_20_Text"><text:span text:style-name="T104">Para 2016 foram </text:span></text:span><text:span text:style-name="Source_20_Text"><text:span text:style-name="T114">baixado as imagens </text:span></text:span><text:span text:style-name="Source_20_Text"><text:span text:style-name="T104"><text:s/>dos intervalos de 2016-12-21 até 2016-12-31 (para ter os dados de verão </text:span></text:span><text:span text:style-name="Source_20_Text"><text:span text:style-name="T105">de 2017</text:span></text:span><text:span text:style-name="Source_20_Text"><text:span text:style-name="T104">)</text:span></text:span></text:p>
      <text:p text:style-name="P38"><text:span text:style-name="Source_20_Text"><text:span text:style-name="T104">Para 2017 até 2019 foram baixados as imagens de todo o ano correspondente.</text:span></text:span></text:p>
      <text:p text:style-name="P38"><text:span text:style-name="Source_20_Text"><text:span text:style-name="T104">Para 2020 foram </text:span></text:span><text:span text:style-name="Source_20_Text"><text:span text:style-name="T114">baixado as imagens </text:span></text:span><text:span text:style-name="Source_20_Text"><text:span text:style-name="T104"><text:s/>dos intervalos de 2020-01-01 até 2020-03-20 (para ter os dados de verão </text:span></text:span><text:span text:style-name="Source_20_Text"><text:span text:style-name="T105">de 2019</text:span></text:span><text:span text:style-name="Source_20_Text"><text:span text:style-name="T104">)</text:span></text:span></text:p>
      <text:p text:style-name="P37"><text:span text:style-name="Source_20_Text"><text:span text:style-name="T103">6.4) Resultado:</text:span></text:span></text:p>
      <text:p text:style-name="P37"><text:span text:style-name="Source_20_Text"><text:span text:style-name="T105">5</text:span></text:span><text:span text:style-name="Source_20_Text"><text:span text:style-name="T103"> arquivos CSV por ano:</text:span></text:span></text:p>
      <text:p text:style-name="P37"><text:span text:style-name="Source_20_Text"><text:span text:style-name="T103">station_cerrado_gpm_gpm_2016-12-21_2016-12-31.csv</text:span></text:span></text:p>
      <text:p text:style-name="P37"><text:span text:style-name="Source_20_Text"><text:span text:style-name="T103">station_cerrado_gpm_gpm_2017-01-01_2017-12-31.csv</text:span></text:span></text:p>
      <text:p text:style-name="P37"><text:span text:style-name="Source_20_Text"><text:span text:style-name="T103">station_cerrado_gpm_gpm_2018-01-01_2018-12-31.csv</text:span></text:span></text:p>
      <text:p text:style-name="P37"><text:span text:style-name="Source_20_Text"><text:span text:style-name="T103">station_cerrado_gpm_gpm_2019-01-01_2019-12-31.csv</text:span></text:span></text:p>
      <text:p text:style-name="P37"><text:span text:style-name="Source_20_Text"><text:span text:style-name="T103">station_cerrado_gpm_gpm_2020-01-01_2020-03-20.csv</text:span></text:span></text:p>
      <text:p text:style-name="P37"><text:span text:style-name="Source_20_Text"><text:span text:style-name="T103"/></text:span></text:p>
      <text:p text:style-name="P41"><text:span text:style-name="Source_20_Text"><text:span text:style-name="T103">7) </text:span></text:span><text:span text:style-name="Source_20_Text"><text:span text:style-name="T112">Atualização do </text:span></text:span><text:span text:style-name="Source_20_Text"><text:span text:style-name="T111">banco de dados </text:span></text:span><text:span text:style-name="Source_20_Text"><text:span text:style-name="T92">inmet.gpkg </text:span></text:span><text:span text:style-name="Source_20_Text"><text:span text:style-name="T112">com as tabelas de </text:span></text:span><text:span text:style-name="Source_20_Text"><text:span text:style-name="T103">precipitação acumulada diária das imagens </text:span></text:span><text:span text:style-name="Source_20_Text"><text:span text:style-name="T112">da GPM</text:span></text:span></text:p>
      <text:p text:style-name="P11">7.1) <text:span text:style-name="T164">Importar </text:span><text:span text:style-name="T165">das tabelas de </text:span><text:span text:style-name="Source_20_Text"><text:span text:style-name="T68">precipitação acumulada diária das imagens</text:span></text:span></text:p>
      <text:p text:style-name="P10"><text:span text:style-name="Source_20_Text"><text:span text:style-name="T30">sqlite3&gt; .separator ";"<text:line-break/>sqlite3&gt; .import .../station_cerrado_gpm_gpm_2016-12-21_2016-12-31.csv s</text:span></text:span><text:span text:style-name="Source_20_Text"><text:span text:style-name="T29">c_temp</text:span></text:span><text:span text:style-name="Source_20_Text"><text:span text:style-name="T31">1</text:span></text:span><text:span text:style-name="Source_20_Text"><text:span text:style-name="T30"><text:line-break/>sqlite3&gt; .import .../station_cerrado_gpm_gpm_2017-01-01_2017-12-31.csv s</text:span></text:span><text:span text:style-name="Source_20_Text"><text:span text:style-name="T29">c_temp</text:span></text:span><text:span text:style-name="Source_20_Text"><text:span text:style-name="T31">2</text:span></text:span><text:span text:style-name="Source_20_Text"><text:span text:style-name="T30"><text:line-break/>sqlite3&gt; .import .../station_cerrado_gpm_gpm_2018-01-01_2018-12-31.csv s</text:span></text:span><text:span text:style-name="Source_20_Text"><text:span text:style-name="T29">c_temp</text:span></text:span><text:span text:style-name="Source_20_Text"><text:span text:style-name="T31">3</text:span></text:span><text:span text:style-name="Source_20_Text"><text:span text:style-name="T30"><text:line-break/>sqlite3&gt; .import .../</text:span></text:span><text:span text:style-name="Source_20_Text"><text:span text:style-name="T32">station_cerrado_gpm_gpm_2019-01-01_2019-12-31.csv</text:span></text:span><text:span text:style-name="Source_20_Text"><text:span text:style-name="T30"> s</text:span></text:span><text:span text:style-name="Source_20_Text"><text:span text:style-name="T29">c_temp</text:span></text:span><text:span text:style-name="Source_20_Text"><text:span text:style-name="T31">4</text:span></text:span><text:span text:style-name="Source_20_Text"><text:span text:style-name="T30"><text:line-break/>sqlite3&gt; .import .../station_cerrado_gpm_gpm_2020-01-01_2020-03-20.csv s</text:span></text:span><text:span text:style-name="Source_20_Text"><text:span text:style-name="T29">c_temp</text:span></text:span><text:span text:style-name="Source_20_Text"><text:span text:style-name="T31">5</text:span></text:span></text:p>
      <text:p text:style-name="P11"><text:span text:style-name="Source_20_Text"><text:span text:style-name="T59">7.2) </text:span></text:span><text:span text:style-name="Source_20_Text"><text:span text:style-name="T60">C</text:span></text:span><text:span text:style-name="Source_20_Text"><text:span text:style-name="T61">ria </text:span></text:span><text:span text:style-name="Source_20_Text"><text:span text:style-name="T63">e popula a </text:span></text:span><text:span text:style-name="Source_20_Text"><text:span text:style-name="T61">tabela </text:span></text:span><text:span text:style-name="Source_20_Text"><text:span text:style-name="T39">stations_cerrado_</text:span></text:span><text:span text:style-name="Source_20_Text"><text:span text:style-name="T40">gpm </text:span></text:span><text:span text:style-name="Source_20_Text"><text:span text:style-name="T76">a partir das tabelas temporárias.</text:span></text:span></text:p>
      <text:p text:style-name="P11"><text:span text:style-name="Source_20_Text"><text:span text:style-name="T59">7.2.1) Script: </text:span></text:span><text:span text:style-name="Source_20_Text"><text:span text:style-name="T38">stations_gpm.sql</text:span></text:span></text:p>
      <text:p text:style-name="P11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gpm.sql</text:span></text:span></text:p>
      <text:p text:style-name="P12"><text:span text:style-name="Source_20_Text"><text:span text:style-name="T59">7.3) </text:span></text:span><text:span text:style-name="Source_20_Text"><text:span text:style-name="T60">C</text:span></text:span><text:span text:style-name="Source_20_Text"><text:span text:style-name="T61">ria </text:span></text:span><text:span text:style-name="Source_20_Text"><text:span text:style-name="T63">e popula a </text:span></text:span><text:span text:style-name="Source_20_Text"><text:span text:style-name="T61">tabela </text:span></text:span><text:span text:style-name="Source_20_Text"><text:span text:style-name="T39">stations_cerrado_prep_daily.</text:span></text:span></text:p>
      <text:p text:style-name="P12"><text:span text:style-name="Source_20_Text"><text:span text:style-name="T64">Tabela com os dados diários das estações do InMet, calculada </text:span></text:span><text:span text:style-name="Source_20_Text"><text:span text:style-name="T76">a partir da</text:span></text:span><text:span text:style-name="Source_20_Text"><text:span text:style-name="T77">s</text:span></text:span><text:span text:style-name="Source_20_Text"><text:span text:style-name="T76"> </text:span></text:span><text:span text:style-name="Source_20_Text"><text:span text:style-name="T77">tabelas</text:span></text:span><text:span text:style-name="Source_20_Text"><text:span text:style-name="T76"> stations_cerrado_prep_ajust </text:span></text:span><text:span text:style-name="Source_20_Text"><text:span text:style-name="T77">e stations_month_24prep.</text:span></text:span></text:p>
      <text:p text:style-name="P12"><text:span text:style-name="Source_20_Text"><text:span text:style-name="T59">7.</text:span></text:span><text:span text:style-name="Source_20_Text"><text:span text:style-name="T65">3</text:span></text:span><text:span text:style-name="Source_20_Text"><text:span text:style-name="T59">.1) Script: </text:span></text:span><text:span text:style-name="Source_20_Text"><text:span text:style-name="T38">stations_cerrado_prep_daily.sql</text:span></text:span></text:p>
      <text:p text:style-name="P12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cerrado_prep_daily.sql</text:span></text:span></text:p>
      <text:p text:style-name="P13"><text:span text:style-name="Source_20_Text"><text:span text:style-name="T59">7.</text:span></text:span><text:span text:style-name="Source_20_Text"><text:span text:style-name="T65">3</text:span></text:span><text:span text:style-name="Source_20_Text"><text:span text:style-name="T59">.</text:span></text:span><text:span text:style-name="Source_20_Text"><text:span text:style-name="T65">2</text:span></text:span><text:span text:style-name="Source_20_Text"><text:span text:style-name="T59">) </text:span></text:span><text:span text:style-name="Source_20_Text"><text:span text:style-name="T65">F</text:span></text:span><text:span text:style-name="Source_20_Text"><text:span text:style-name="T78">uncionamento do script.</text:span></text:span></text:p>
      <text:p text:style-name="P13"><text:span text:style-name="Source_20_Text"><text:span text:style-name="T78">O dado diário é calculado somando as medições do dia anterior, a partir de 13:00 horas (incluindo), até o dia corrente, finalizando no horário de </text:span></text:span><text:span text:style-name="Source_20_Text"><text:span text:style-name="T62">12:00 </text:span></text:span><text:span text:style-name="Source_20_Text"><text:span text:style-name="T65">(incluindo)</text:span></text:span><text:span text:style-name="Source_20_Text"><text:span text:style-name="T62">.</text:span></text:span></text:p>
      <text:p text:style-name="P13"><text:span text:style-name="Source_20_Text"><text:span text:style-name="T65">Foi calculado utilizando as datas de <text:s/></text:span></text:span><text:span text:style-name="Source_20_Text"><text:span text:style-name="T62">2016-12-21 até 2020-03-20.</text:span></text:span></text:p>
      <text:p text:style-name="P13"><text:span text:style-name="Source_20_Text"><text:span text:style-name="T65">7.4) </text:span></text:span><text:span text:style-name="Source_20_Text"><text:span text:style-name="T60">C</text:span></text:span><text:span text:style-name="Source_20_Text"><text:span text:style-name="T61">ria </text:span></text:span><text:span text:style-name="Source_20_Text"><text:span text:style-name="T63">e popula a </text:span></text:span><text:span text:style-name="Source_20_Text"><text:span text:style-name="T61">tabela </text:span></text:span><text:span text:style-name="Source_20_Text"><text:span text:style-name="T41">stations_cerrado_p</text:span></text:span><text:span text:style-name="Source_20_Text"><text:span text:style-name="T42">rep_inmet_gpm</text:span></text:span><text:span text:style-name="Source_20_Text"><text:span text:style-name="T39">.</text:span></text:span></text:p>
      <text:p text:style-name="P13"><text:span text:style-name="Source_20_Text"><text:span text:style-name="T65">Tabela com os dados </text:span></text:span><text:span text:style-name="Source_20_Text"><text:span text:style-name="T66">de precipitação acumulado diária da GPM e InMet.</text:span></text:span></text:p>
      <text:p text:style-name="P14"><text:span text:style-name="Source_20_Text"><text:span text:style-name="T59">7.</text:span></text:span><text:span text:style-name="Source_20_Text"><text:span text:style-name="T66">4</text:span></text:span><text:span text:style-name="Source_20_Text"><text:span text:style-name="T59">.1) Script: </text:span></text:span><text:span text:style-name="Source_20_Text"><text:span text:style-name="T41">stations_cerrado_p</text:span></text:span><text:span text:style-name="Source_20_Text"><text:span text:style-name="T42">rep_inmet_gpm </text:span></text:span><text:span text:style-name="Source_20_Text"><text:span text:style-name="T38">sql</text:span></text:span></text:p>
      <text:p text:style-name="P14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</text:span></text:span><text:span text:style-name="Source_20_Text"><text:span text:style-name="T30">stations_cerrado_prep_inmet_gpm.</text:span></text:span><text:span text:style-name="Source_20_Text"><text:span text:style-name="T35">sql</text:span></text:span></text:p>
      <text:p text:style-name="P14"><text:span text:style-name="Source_20_Text"><text:span text:style-name="T49"/></text:span></text:p>
      <text:p text:style-name="P15"><text:span text:style-name="Source_20_Text"><text:span text:style-name="T67">8) Geração das tabelas para comparação dos dados da GPM e InMet</text:span></text:span></text:p>
      <text:p text:style-name="P45"><text:span text:style-name="Source_20_Text"><text:span text:style-name="T50">8.1) Acumulação diária, </text:span></text:span><text:span text:style-name="Source_20_Text"><text:span text:style-name="T43">inmet_gpm_day.csv</text:span></text:span></text:p>
      <text:p text:style-name="P15"><text:span text:style-name="Source_20_Text"><text:span text:style-name="T67">8.1.1) Script: </text:span></text:span><text:span text:style-name="Source_20_Text"><text:span text:style-name="T43">inmet_gpm_day.sql</text:span></text:span></text:p>
      <text:p text:style-name="P15"><text:span text:style-name="Source_20_Text"><text:span text:style-name="T138">sqlite3&gt; .separator ";"</text:span></text:span></text:p>
      <text:p text:style-name="P15"><text:span text:style-name="Source_20_Text"><text:span text:style-name="T138">sqlite3&gt; .header on<text:line-break/>sqlite3&gt; .output ./</text:span></text:span><text:span text:style-name="Source_20_Text"><text:span text:style-name="T139">report_csv</text:span></text:span><text:span text:style-name="Source_20_Text"><text:span text:style-name="T138">/inmet_gpm_</text:span></text:span><text:span text:style-name="Source_20_Text"><text:span text:style-name="T143">day</text:span></text:span><text:span text:style-name="Source_20_Text"><text:span text:style-name="T138">.csv</text:span></text:span><text:span text:style-name="Source_20_Text"><text:span text:style-name="T145"><text:line-break/></text:span></text:span><text:span text:style-name="Source_20_Text"><text:span text:style-name="T138">sqlite3&gt; .read ./sql/inmet_gpm_</text:span></text:span><text:span text:style-name="Source_20_Text"><text:span text:style-name="T143">d</text:span></text:span><text:span text:style-name="Source_20_Text"><text:span text:style-name="T144">a</text:span></text:span><text:span text:style-name="Source_20_Text"><text:span text:style-name="T143">y</text:span></text:span><text:span text:style-name="Source_20_Text"><text:span text:style-name="T138">.sql</text:span></text:span></text:p>
      <text:p text:style-name="P16"><text:span text:style-name="Source_20_Text"><text:span text:style-name="T67">8.1.</text:span></text:span><text:span text:style-name="Source_20_Text"><text:span text:style-name="T69">2</text:span></text:span><text:span text:style-name="Source_20_Text"><text:span text:style-name="T67">) Script: </text:span></text:span><text:span text:style-name="Source_20_Text"><text:span text:style-name="T43">inmet_gpm_day_2017-2019.sql</text:span></text:span></text:p>
      <text:p text:style-name="P16"><text:span text:style-name="Source_20_Text"><text:span text:style-name="T138">sqlite3&gt; .separator ";"</text:span></text:span></text:p>
      <text:p text:style-name="P60"><text:span text:style-name="Source_20_Text"><text:span text:style-name="T138">sqlite3&gt; .header on<text:line-break/>sqlite3&gt; .output ./</text:span></text:span><text:span text:style-name="Source_20_Text"><text:span text:style-name="T139">report_csv</text:span></text:span><text:span text:style-name="Source_20_Text"><text:span text:style-name="T138">/inmet_gpm_</text:span></text:span><text:span text:style-name="Source_20_Text"><text:span text:style-name="T143">day_2017-2019</text:span></text:span><text:span text:style-name="Source_20_Text"><text:span text:style-name="T138">.csv</text:span></text:span><text:span text:style-name="Source_20_Text"><text:span text:style-name="T145"><text:line-break/></text:span></text:span><text:span text:style-name="Source_20_Text"><text:span text:style-name="T138">sqlite3&gt; .read ./sql/inmet_gpm_</text:span></text:span><text:span text:style-name="Source_20_Text"><text:span text:style-name="T143">d</text:span></text:span><text:span text:style-name="Source_20_Text"><text:span text:style-name="T144">a</text:span></text:span><text:span text:style-name="Source_20_Text"><text:span text:style-name="T143">y_2017-2019</text:span></text:span><text:span text:style-name="Source_20_Text"><text:span text:style-name="T138">.sql</text:span></text:span></text:p>
      <text:p text:style-name="P46"><text:span text:style-name="Source_20_Text"><text:span text:style-name="T50">8.2) Acumulação </text:span></text:span><text:span text:style-name="Source_20_Text"><text:span text:style-name="T51">M</text:span></text:span><text:span text:style-name="Source_20_Text"><text:span text:style-name="T52">ensal</text:span></text:span><text:span text:style-name="Source_20_Text"><text:span text:style-name="T50">, </text:span></text:span><text:span text:style-name="Source_20_Text"><text:span text:style-name="T56">inmet_gpm_month</text:span></text:span><text:span text:style-name="Source_20_Text"><text:span text:style-name="T43">.csv</text:span></text:span></text:p>
      <text:p text:style-name="P15"><text:span text:style-name="Source_20_Text"><text:span text:style-name="T67">8.2.1) Script: </text:span></text:span><text:span text:style-name="Source_20_Text"><text:span text:style-name="T43">inmet_gpm_month.sql</text:span></text:span></text:p>
      <text:p text:style-name="P15"><text:span text:style-name="Source_20_Text"><text:span text:style-name="T138">sqlite3&gt; .separator ";"<text:line-break/>sqlite3&gt; .header on<text:line-break/>sqlite3&gt; .output ./</text:span></text:span><text:span text:style-name="Source_20_Text"><text:span text:style-name="T139">report_csv</text:span></text:span><text:span text:style-name="Source_20_Text"><text:span text:style-name="T138">/inmet_gpm_mon</text:span></text:span><text:span text:style-name="Source_20_Text"><text:span text:style-name="T140">th</text:span></text:span><text:span text:style-name="Source_20_Text"><text:span text:style-name="T138">.csv</text:span></text:span><text:span text:style-name="Source_20_Text"><text:span text:style-name="T145"><text:line-break/></text:span></text:span><text:span text:style-name="Source_20_Text"><text:span text:style-name="T138">sqlite3&gt; .read ./sql/inmet_gpm_month.sql</text:span></text:span></text:p>
      <text:p text:style-name="P16"><text:span text:style-name="Source_20_Text"><text:span text:style-name="T146">8.2.</text:span></text:span><text:span text:style-name="Source_20_Text"><text:span text:style-name="T148">2</text:span></text:span><text:span text:style-name="Source_20_Text"><text:span text:style-name="T146">) Script: </text:span></text:span><text:span text:style-name="Source_20_Text"><text:span text:style-name="T156">inmet_gpm_month_2017-2019.sql</text:span></text:span></text:p>
      <text:p text:style-name="P60"><text:span text:style-name="Source_20_Text"><text:span text:style-name="T138">sqlite3&gt; .separator ";"<text:line-break/>sqlite3&gt; .header on<text:line-break/>sqlite3&gt; .output ./</text:span></text:span><text:span text:style-name="Source_20_Text"><text:span text:style-name="T139">report_csv</text:span></text:span><text:span text:style-name="Source_20_Text"><text:span text:style-name="T138">/inmet_gpm_mon</text:span></text:span><text:span text:style-name="Source_20_Text"><text:span text:style-name="T140">th</text:span></text:span><text:span text:style-name="Source_20_Text"><text:span text:style-name="T143">_2017-2019</text:span></text:span><text:span text:style-name="Source_20_Text"><text:span text:style-name="T138">.csv</text:span></text:span><text:span text:style-name="Source_20_Text"><text:span text:style-name="T145"><text:line-break/></text:span></text:span><text:span text:style-name="Source_20_Text"><text:span text:style-name="T138">sqlite3&gt; .read ./sql/inmet_gpm_month_</text:span></text:span><text:span text:style-name="Source_20_Text"><text:span text:style-name="T142">2017-2019</text:span></text:span><text:span text:style-name="Source_20_Text"><text:span text:style-name="T138">.sql</text:span></text:span></text:p>
      <text:p text:style-name="P46"><text:span text:style-name="Source_20_Text"><text:span text:style-name="T50">8.3) Acumulação </text:span></text:span><text:span text:style-name="Source_20_Text"><text:span text:style-name="T54">estação do ano</text:span></text:span><text:span text:style-name="Source_20_Text"><text:span text:style-name="T50">, </text:span></text:span><text:span text:style-name="Source_20_Text"><text:span text:style-name="T56">inmet_gpm_</text:span></text:span><text:span text:style-name="Source_20_Text"><text:span text:style-name="T57">season </text:span></text:span><text:span text:style-name="Source_20_Text"><text:span text:style-name="T43">.csv</text:span></text:span></text:p>
      <text:p text:style-name="P15"><text:span text:style-name="Source_20_Text"><text:span text:style-name="T67">8.3.1) Script: </text:span></text:span><text:span text:style-name="Source_20_Text"><text:span text:style-name="T43">inmet_gpm_</text:span></text:span><text:span text:style-name="Source_20_Text"><text:span text:style-name="T44">season </text:span></text:span><text:span text:style-name="Source_20_Text"><text:span text:style-name="T43">.sql</text:span></text:span></text:p>
      <text:p text:style-name="P15"><text:span text:style-name="Source_20_Text"><text:span text:style-name="T138">sqlite3&gt; .separator ";"<text:line-break/>sqlite3&gt; .header on<text:line-break/>sqlite3&gt; .output ./</text:span></text:span><text:span text:style-name="Source_20_Text"><text:span text:style-name="T139">report_csv</text:span></text:span><text:span text:style-name="Source_20_Text"><text:span text:style-name="T138">/inmet_gpm_</text:span></text:span><text:span text:style-name="Source_20_Text"><text:span text:style-name="T141">season</text:span></text:span><text:span text:style-name="Source_20_Text"><text:span text:style-name="T138">.csv</text:span></text:span><text:span text:style-name="Source_20_Text"><text:span text:style-name="T145"><text:line-break/></text:span></text:span><text:span text:style-name="Source_20_Text"><text:span text:style-name="T138">sqlite3&gt; .read ./sql/inmet_gpm_</text:span></text:span><text:span text:style-name="Source_20_Text"><text:span text:style-name="T141">season</text:span></text:span><text:span text:style-name="Source_20_Text"><text:span text:style-name="T138">.sql</text:span></text:span></text:p>
      <text:p text:style-name="P15"><text:span text:style-name="Source_20_Text"><text:span text:style-name="T146">8.3.2) Definição das estações</text:span></text:span></text:p>
      <text:list xml:id="list1801257556" text:style-name="L1">
        <text:list-item>
          <text:p text:style-name="P54"><text:span text:style-name="Source_20_Text"><text:span text:style-name="T53">2017:</text:span></text:span></text:p>
          <text:list>
            <text:list-item>
              <text:p text:style-name="P54"><text:span text:style-name="Source_20_Text"><text:span text:style-name="T53">Verão: 2016-12-21(inclusive) - 2017-03-19(inclusive)</text:span></text:span></text:p>
            </text:list-item>
            <text:list-item>
              <text:p text:style-name="P54"><text:span text:style-name="Source_20_Text"><text:span text:style-name="T53">Outono: 2017-03-20 - 2017-06-20</text:span></text:span></text:p>
            </text:list-item>
            <text:list-item>
              <text:p text:style-name="P54"><text:span text:style-name="Source_20_Text"><text:span text:style-name="T53">Inverno: 2017-06-21 - 2017-09-21</text:span></text:span></text:p>
            </text:list-item>
            <text:list-item>
              <text:p text:style-name="P54"><text:span text:style-name="Source_20_Text"><text:span text:style-name="T53">Primavera: 2017-09-22 - 2017-12-20</text:span></text:span></text:p>
            </text:list-item>
          </text:list>
        </text:list-item>
        <text:list-item>
          <text:p text:style-name="P54"><text:span text:style-name="Source_20_Text"><text:span text:style-name="T48">201</text:span></text:span><text:span text:style-name="Source_20_Text"><text:span text:style-name="T53">8</text:span></text:span></text:p>
          <text:list>
            <text:list-item>
              <text:p text:style-name="P55">Verão: 2017-12-21(inclusive) - 2018-03-19(inclusive)</text:p>
            </text:list-item>
            <text:list-item>
              <text:p text:style-name="P55">Outono: 2018-03-20 - 2018-06-20</text:p>
            </text:list-item>
            <text:list-item>
              <text:p text:style-name="P55">Inverno: 2018-06-21 - 2018-09-21</text:p>
            </text:list-item>
            <text:list-item>
              <text:p text:style-name="P55">Primavera: 2018-09-22 – 2018-12-20</text:p>
            </text:list-item>
          </text:list>
        </text:list-item>
        <text:list-item>
          <text:p text:style-name="P56">2019</text:p>
          <text:list>
            <text:list-item>
              <text:p text:style-name="P55">Verão: 2018-12-21(inclusive) - 2019-03-19(inclusive)</text:p>
            </text:list-item>
            <text:list-item>
              <text:p text:style-name="P55">Outono: 2019-03-20 - 2019-06-20</text:p>
            </text:list-item>
            <text:list-item>
              <text:p text:style-name="P55">Inverno: 2019-06-21 - 2019-09-22</text:p>
            </text:list-item>
            <text:list-item>
              <text:p text:style-name="P55">Primaveira: 2019-09-23 – 2019-12-21</text:p>
            </text:list-item>
          </text:list>
        </text:list-item>
        <text:list-item>
          <text:p text:style-name="P57"><text:span text:style-name="T48">2</text:span><text:span text:style-name="T47">020</text:span></text:p>
          <text:list>
            <text:list-item>
              <text:p text:style-name="P58"><text:span text:style-name="Source_20_Text"><text:span text:style-name="T147">Verão: 2019-12-22(inclusive) – 2020-03-19(inclusive)<text:line-break/></text:span></text:span></text:p>
            </text:list-item>
          </text:list>
        </text:list-item>
      </text:list>
      <text:p text:style-name="P17"><text:span text:style-name="Source_20_Text"><text:span text:style-name="T70">9) </text:span></text:span><text:span text:style-name="Source_20_Text"><text:span text:style-name="T71">Calculo do POD FAR CSI PD</text:span></text:span></text:p>
      <text:p text:style-name="P17"><text:span text:style-name="Source_20_Text"><text:span text:style-name="T70">9.1) Criação de Views</text:span></text:span></text:p>
      <text:p text:style-name="P17"><text:span text:style-name="Source_20_Text"><text:span text:style-name="T70">9.1.1) vw_inmet_gpm_month:</text:span></text:span></text:p>
      <text:p text:style-name="P17"><text:span text:style-name="Source_20_Text"><text:span text:style-name="T70">Visão para agrupar os meses com os dados diários.</text:span></text:span></text:p>
      <text:p text:style-name="P17"><text:span text:style-name="Source_20_Text"><text:span text:style-name="T70">Apenas os meses que possuem medições com todos os seus dias.</text:span></text:span></text:p>
      <text:p text:style-name="P17"><text:span text:style-name="Source_20_Text"><text:span text:style-name="T70">9.1.1.1) Script:</text:span></text:span></text:p>
      <text:p text:style-name="P17"><text:span text:style-name="Source_20_Text"><text:span text:style-name="T138">CREATE VIEW vw_inmet_gpm_month AS</text:span></text:span></text:p>
      <text:p text:style-name="P17"><text:span text:style-name="Source_20_Text"><text:span text:style-name="T138">SELECT </text:span></text:span></text:p>
      <text:p text:style-name="P17"><text:span text:style-name="Source_20_Text"><text:span text:style-name="T138"><text:tab/>code_wmo,</text:span></text:span></text:p>
      <text:p text:style-name="P17"><text:span text:style-name="Source_20_Text"><text:span text:style-name="T138"><text:tab/>strftime('%Y', v_date) AS v_year, strftime('%m', v_date) AS v_month,</text:span></text:span></text:p>
      <text:p text:style-name="P17"><text:span text:style-name="Source_20_Text"><text:span text:style-name="T138"><text:tab/>SUM(inmet_prep) AS inmet_prep, SUM(gpm_prep) AS gpm_prep</text:span></text:span></text:p>
      <text:p text:style-name="P17"><text:span text:style-name="Source_20_Text"><text:span text:style-name="T138">FROM stations_cerrado_prep_inmet_gpm</text:span></text:span></text:p>
      <text:p text:style-name="P17"><text:span text:style-name="Source_20_Text"><text:span text:style-name="T138">GROUP BY code_wmo, v_year, v_month</text:span></text:span></text:p>
      <text:p text:style-name="P17"><text:span text:style-name="Source_20_Text"><text:span text:style-name="T138">-- Check all days of month</text:span></text:span></text:p>
      <text:p text:style-name="P17"><text:span text:style-name="Source_20_Text"><text:span text:style-name="T138">HAVING </text:span></text:span></text:p>
      <text:p text:style-name="P17"><text:span text:style-name="Source_20_Text"><text:span text:style-name="T138"><text:s text:c="2"/>julianday(v_date, 'start of month', '+1 month' ) - julianday(v_date, 'start of month')</text:span></text:span></text:p>
      <text:p text:style-name="P17"><text:span text:style-name="Source_20_Text"><text:span text:style-name="T138"><text:s text:c="2"/>- COUNT(1) = 0</text:span></text:span></text:p>
      <text:p text:style-name="P17"><text:span text:style-name="Source_20_Text"><text:span text:style-name="T138">-- </text:span></text:span><text:span text:style-name="Source_20_Text"><text:span text:style-name="T156">pod_far_csi_pc_station_day_filter_month_2017-2019</text:span></text:span></text:p>
      <text:p text:style-name="P17"><text:span text:style-name="Source_20_Text"><text:span text:style-name="T138">ORDER BY code_wmo, v_year, v_month;</text:span></text:span></text:p>
      <text:p text:style-name="P17"><text:span text:style-name="Source_20_Text"><text:span text:style-name="T70">9.1.2) vw_inmet_gpm_seasons:</text:span></text:span></text:p>
      <text:p text:style-name="P17"><text:span text:style-name="Source_20_Text"><text:span text:style-name="T70">Visão para agrupar as estações do ano (simplifica a definição dos mesês para as estações).</text:span></text:span></text:p>
      <text:p text:style-name="P17"><text:span text:style-name="Source_20_Text"><text:span text:style-name="T79">Soma </text:span></text:span><text:span text:style-name="Source_20_Text"><text:span text:style-name="T70"><text:s/>os valores dos meses (view vw_inmet_gpm_month)</text:span></text:span></text:p>
      <text:p text:style-name="P17"><text:span text:style-name="Source_20_Text"><text:span text:style-name="T70">9.1.2.1) Script:</text:span></text:span></text:p>
      <text:p text:style-name="P17"><text:span text:style-name="Source_20_Text"><text:span text:style-name="T138">CREATE VIEW vw_inmet_gpm_seasons AS</text:span></text:span></text:p>
      <text:p text:style-name="P17"><text:span text:style-name="Source_20_Text"><text:span text:style-name="T138">SELECT</text:span></text:span></text:p>
      <text:p text:style-name="P17"><text:span text:style-name="Source_20_Text"><text:span text:style-name="T138"><text:tab/>code_wmo, v_year,</text:span></text:span></text:p>
      <text:p text:style-name="P17"><text:span text:style-name="Source_20_Text"><text:span text:style-name="T138"><text:tab/>CASE</text:span></text:span></text:p>
      <text:p text:style-name="P17"><text:span text:style-name="Source_20_Text"><text:span text:style-name="T138"><text:tab/> <text:s text:c="3"/>WHEN v_month IN('01', '02', '03') THEN '01_summer'</text:span></text:span></text:p>
      <text:p text:style-name="P17"><text:span text:style-name="Source_20_Text"><text:span text:style-name="T138"><text:tab/> <text:s text:c="3"/>WHEN v_month IN('04', '05', '06') THEN '02_autumn'</text:span></text:span></text:p>
      <text:p text:style-name="P17"><text:span text:style-name="Source_20_Text"><text:span text:style-name="T138"><text:tab/> <text:s text:c="3"/>WHEN v_month IN('07', '08', '09') THEN '03_winter'</text:span></text:span></text:p>
      <text:p text:style-name="P17"><text:span text:style-name="Source_20_Text"><text:span text:style-name="T138"><text:tab/> <text:s text:c="3"/>WHEN v_month IN('10', '11', '12') THEN '04_spring'</text:span></text:span></text:p>
      <text:p text:style-name="P17"><text:span text:style-name="Source_20_Text"><text:span text:style-name="T138"><text:tab/> <text:s text:c="3"/>ELSE 'others'</text:span></text:span></text:p>
      <text:p text:style-name="P17"><text:span text:style-name="Source_20_Text"><text:span text:style-name="T138"><text:tab/>END AS 'seasons',</text:span></text:span></text:p>
      <text:p text:style-name="P17"><text:span text:style-name="Source_20_Text"><text:span text:style-name="T138"><text:tab/>SUM(inmet_prep) AS inmet_prep, SUM(gpm_prep) AS gpm_prep</text:span></text:span></text:p>
      <text:p text:style-name="P17"><text:span text:style-name="Source_20_Text"><text:span text:style-name="T138">FROM vw_inmet_gpm_month</text:span></text:span></text:p>
      <text:p text:style-name="P17"><text:span text:style-name="Source_20_Text"><text:span text:style-name="T138">WHERE NOT v_year = '2020'</text:span></text:span></text:p>
      <text:p text:style-name="P17"><text:span text:style-name="Source_20_Text"><text:span text:style-name="T138">GROUP BY code_wmo, v_year, seasons</text:span></text:span></text:p>
      <text:p text:style-name="P17"><text:span text:style-name="Source_20_Text"><text:span text:style-name="T138">ORDER BY code_wmo, v_year, seasons;</text:span></text:span></text:p>
      <text:p text:style-name="P17"><text:span text:style-name="Source_20_Text"><text:span text:style-name="T149">9.2) </text:span></text:span><text:span text:style-name="Source_20_Text"><text:span text:style-name="T153">Consultas para exportar tabelas.</text:span></text:span></text:p>
      <text:p text:style-name="P21"><text:span text:style-name="Source_20_Text"><text:span text:style-name="T149">9.2.</text:span></text:span><text:span text:style-name="Source_20_Text"><text:span text:style-name="T152">1</text:span></text:span><text:span text:style-name="Source_20_Text"><text:span text:style-name="T149">) </text:span></text:span><text:span text:style-name="Source_20_Text"><text:span text:style-name="T157">pod_far_csi_pc_station_day_2017-2019.</text:span></text:span><text:span text:style-name="Source_20_Text"><text:span text:style-name="T158">csv</text:span></text:span><text:span text:style-name="Source_20_Text"><text:span text:style-name="T153">.</text:span></text:span></text:p>
      <text:p text:style-name="P21"><text:span text:style-name="Source_20_Text"><text:span text:style-name="T153">Tabela com os parâmetros por Estação calculado com as medições diárias.</text:span></text:span></text:p>
      <text:p text:style-name="P21"><text:span text:style-name="Source_20_Text"><text:span text:style-name="T153">Exclui os Anos de 2016 e 2020.</text:span></text:span></text:p>
      <text:p text:style-name="P21"><text:span text:style-name="Source_20_Text"><text:span text:style-name="T154">Script: </text:span></text:span><text:span text:style-name="Source_20_Text"><text:span text:style-name="T160">pod_far_csi_pc_station_day_2017-2019.sql</text:span></text:span></text:p>
      <text:p text:style-name="P21"><text:span text:style-name="Source_20_Text"><text:span text:style-name="T153">Uso do SQLITE3 para exportar:</text:span></text:span></text:p>
      <text:p text:style-name="P52">sqlite3&gt; .separator ";"</text:p>
      <text:p text:style-name="P52">sqlite3&gt; .header on</text:p>
      <text:p text:style-name="P52">sqlite3&gt; .output ./report/pod_far_csi_pc_station_day_2017-2019.csv</text:p>
      <text:p text:style-name="P49"><text:span text:style-name="Source_20_Text"><text:span text:style-name="T163">sqlite3&gt; .read ./</text:span></text:span><text:span text:style-name="Source_20_Text"><text:span text:style-name="T162">pod_far_csi_pc_station_day_2017-2019</text:span></text:span><text:span text:style-name="Source_20_Text"><text:span text:style-name="T163">.sql</text:span></text:span></text:p>
      <text:p text:style-name="P21"><text:span text:style-name="Source_20_Text"><text:span text:style-name="T153">9.2.</text:span></text:span><text:span text:style-name="Source_20_Text"><text:span text:style-name="T155">2</text:span></text:span><text:span text:style-name="Source_20_Text"><text:span text:style-name="T153">) </text:span></text:span><text:span text:style-name="Source_20_Text"><text:span text:style-name="T156">pod_far_csi_pc_station_day_filter_month_2017-2019.csv</text:span></text:span></text:p>
      <text:p text:style-name="P18"><text:span text:style-name="Source_20_Text"><text:span text:style-name="T146">Tabela com os parâmetros por Estação calculado com as medições diárias.</text:span></text:span></text:p>
      <text:p text:style-name="P18"><text:span text:style-name="Source_20_Text"><text:span text:style-name="T146">APENAS os dias que o mês está completo.</text:span></text:span></text:p>
      <text:p text:style-name="P18"><text:span text:style-name="Source_20_Text"><text:span text:style-name="T146">Exclui os Anos de 2016 e 2020</text:span></text:span></text:p>
      <text:p text:style-name="P18"><text:span text:style-name="Source_20_Text"><text:span text:style-name="T146">Script: </text:span></text:span><text:span text:style-name="Source_20_Text"><text:span text:style-name="T156">pod_far_csi_pc_station_day_filter_month_2017-2019.sql</text:span></text:span></text:p>
      <text:p text:style-name="P17"><text:span text:style-name="Source_20_Text"><text:span text:style-name="T153">Uso do SQLITE3 para exportar:</text:span></text:span></text:p>
      <text:p text:style-name="P50">sqlite3&gt; .separator ";"</text:p>
      <text:p text:style-name="P50">sqlite3&gt; .header on</text:p>
      <text:p text:style-name="P50">sqlite3&gt; .output ./report/pod_far_csi_pc_station_day_filter_month_2017-2019.csv</text:p>
      <text:p text:style-name="P47"><text:span text:style-name="Source_20_Text"><text:span text:style-name="T161">sqlite3&gt; .read ./</text:span></text:span><text:span text:style-name="Source_20_Text"><text:span text:style-name="T162">pod_far_csi_pc_station_day_filter_month_2017-2019</text:span></text:span><text:span text:style-name="Source_20_Text"><text:span text:style-name="T161">.sql</text:span></text:span></text:p>
      <text:p text:style-name="P18"><text:span text:style-name="Source_20_Text"><text:span text:style-name="T150">9.</text:span></text:span><text:span text:style-name="Source_20_Text"><text:span text:style-name="T151">2.</text:span></text:span><text:span text:style-name="Source_20_Text"><text:span text:style-name="T150">3) </text:span></text:span><text:span text:style-name="Source_20_Text"><text:span text:style-name="T159">pod_far_csi_pc_day_2017-2019.</text:span></text:span><text:span text:style-name="Source_20_Text"><text:span text:style-name="T158">csv</text:span></text:span></text:p>
      <text:p text:style-name="P15"><text:span text:style-name="Source_20_Text"><text:span text:style-name="T67">Tabela com os parâmetros calculado com as medições diárias.</text:span></text:span></text:p>
      <text:p text:style-name="P15"><text:span text:style-name="Source_20_Text"><text:span text:style-name="T67">Exclui os Anos de 2016 e 2020.</text:span></text:span></text:p>
      <text:p text:style-name="P18"><text:span text:style-name="Source_20_Text"><text:span text:style-name="T154">Script: </text:span></text:span><text:span text:style-name="Source_20_Text"><text:span text:style-name="T160">pod_far_csi_pc_day_2017-2019.sql</text:span></text:span></text:p>
      <text:p text:style-name="P18"><text:span text:style-name="Source_20_Text"><text:span text:style-name="T153">Uso do SQLITE3 para exportar:</text:span></text:span></text:p>
      <text:p text:style-name="P51">sqlite3&gt; .separator ";"</text:p>
      <text:p text:style-name="P51">sqlite3&gt; .header on</text:p>
      <text:p text:style-name="P51">sqlite3&gt; .output ./report/pod_far_csi_pc_day_2017-2019.csv</text:p>
      <text:p text:style-name="P48"><text:span text:style-name="Source_20_Text"><text:span text:style-name="T161">sqlite3&gt; .read ./pod_far_csi_pc_day_2017-2019.sql</text:span></text:span></text:p>
      <text:p text:style-name="P18"><text:span text:style-name="Source_20_Text"><text:span text:style-name="T72">9.</text:span></text:span><text:span text:style-name="Source_20_Text"><text:span text:style-name="T74">2.</text:span></text:span><text:span text:style-name="Source_20_Text"><text:span text:style-name="T72">4) </text:span></text:span><text:span text:style-name="Source_20_Text"><text:span text:style-name="T45">pod_far_csi_pc_month_2017-2019.</text:span></text:span><text:span text:style-name="Source_20_Text"><text:span text:style-name="T46">csv</text:span></text:span></text:p>
      <text:p text:style-name="P43">Tabela com os parâmetros por <text:span text:style-name="T166">mês </text:span>calculado com a <text:span text:style-name="T167">soma da</text:span>s medições <text:span text:style-name="T167">diárias de cada mês</text:span>. <text:span text:style-name="T167">Os meses possuem todos os dias</text:span></text:p>
      <text:p text:style-name="P18"><text:span text:style-name="Source_20_Text"><text:span text:style-name="T75">Exclui os Anos de 2016 e 2020</text:span></text:span></text:p>
      <text:p text:style-name="P18"><text:span text:style-name="Source_20_Text"><text:span text:style-name="T67">Script: </text:span></text:span><text:span text:style-name="Source_20_Text"><text:span text:style-name="T45">pod_far_csi_pc_month_2017-2019</text:span></text:span><text:span text:style-name="Source_20_Text"><text:span text:style-name="T43">.sql</text:span></text:span></text:p>
      <text:p text:style-name="P15"><text:span text:style-name="Source_20_Text"><text:span text:style-name="T67">Uso do SQLITE3 para exportar:</text:span></text:span></text:p>
      <text:p text:style-name="P15"><text:span text:style-name="Source_20_Text"><text:span text:style-name="T67">sqlite3&gt; .separator ";"</text:span></text:span></text:p>
      <text:p text:style-name="P15"><text:span text:style-name="Source_20_Text"><text:span text:style-name="T67">sqlite3&gt; .header onHouve anuência da DITEC/GO para composição do quadro do NUIN/GO 3327751 em 2018, sendo que o ato de designação do servidor foi efetivado por meio da publicação da Portaria DIPRO nº 149, de 17-01-2019 (BS 01B, de 18-01-2019), estando o servidor apto para exercer a atividade de inteligência no Ibama, e conferindo ao profissional as prerrogativas necessárias ao pleno desempenho das atribuições do cargo</text:span></text:span></text:p>
      <text:p text:style-name="P18"><text:span text:style-name="Source_20_Text"><text:span text:style-name="T67">sqlite3&gt; .output ./report/</text:span></text:span><text:span text:style-name="Source_20_Text"><text:span text:style-name="T73">pod_far_csi_pc_month_2017-2019 </text:span></text:span><text:span text:style-name="Source_20_Text"><text:span text:style-name="T67">.csv</text:span></text:span></text:p>
      <text:p text:style-name="P18"><text:span text:style-name="Source_20_Text"><text:span text:style-name="T67">sqlite3&gt; .read ./</text:span></text:span><text:span text:style-name="Source_20_Text"><text:span text:style-name="T73">pod_far_csi_pc_month_2017-2019 </text:span></text:span><text:span text:style-name="Source_20_Text"><text:span text:style-name="T67">.sql</text:span></text:span></text:p>
      <text:p text:style-name="P19"><text:span text:style-name="Source_20_Text"><text:span text:style-name="T72">9.</text:span></text:span><text:span text:style-name="Source_20_Text"><text:span text:style-name="T74">2.5</text:span></text:span><text:span text:style-name="Source_20_Text"><text:span text:style-name="T72">) </text:span></text:span><text:span text:style-name="Source_20_Text"><text:span text:style-name="T46">pod_far_csi_pc_season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44">Tabela com os parâmetros por Estação do Ano calculado somando os meses de cada estação do ano.</text:p>
      <text:p text:style-name="P19"><text:span text:style-name="Source_20_Text"><text:span text:style-name="T75">Exclui os Anos de 2016 e 2020</text:span></text:span></text:p>
      <text:p text:style-name="P20"><text:span text:style-name="Source_20_Text"><text:span text:style-name="T67">Script: </text:span></text:span><text:span text:style-name="Source_20_Text"><text:span text:style-name="T45">pod_far_csi_pc_season</text:span></text:span><text:span text:style-name="Source_20_Text"><text:span text:style-name="T46">_2017-2019</text:span></text:span><text:span text:style-name="Source_20_Text"><text:span text:style-name="T43">.sql</text:span></text:span></text:p>
      <text:p text:style-name="P19"><text:span text:style-name="Source_20_Text"><text:span text:style-name="T67">Uso do SQLITE3 para exportar:</text:span></text:span></text:p>
      <text:p text:style-name="P19"><text:span text:style-name="Source_20_Text"><text:span text:style-name="T67">sqlite3&gt; .separator ";"</text:span></text:span></text:p>
      <text:p text:style-name="P19"><text:span text:style-name="Source_20_Text"><text:span text:style-name="T67">sqlite3&gt; .header on</text:span></text:span></text:p>
      <text:p text:style-name="P19"><text:span text:style-name="Source_20_Text"><text:span text:style-name="T67">sqlite3&gt; .output ./report/pod_far_csi_pc_season_2017-2019</text:span></text:span><text:span text:style-name="Source_20_Text"><text:span text:style-name="T73"> </text:span></text:span><text:span text:style-name="Source_20_Text"><text:span text:style-name="T67">.csv</text:span></text:span></text:p>
      <text:p text:style-name="P19"><text:span text:style-name="Source_20_Text"><text:span text:style-name="T67">sqlite3&gt; .read ./pod_far_csi_pc_season_2017-2019</text:span></text:span><text:span text:style-name="Source_20_Text"><text:span text:style-name="T73"> </text:span></text:span><text:span text:style-name="Source_20_Text"><text:span text:style-name="T67">.sql</text:span></text:span></text:p>
      <text:p text:style-name="P19"><text:span text:style-name="Source_20_Text"><text:span text:style-name="T72">9.</text:span></text:span><text:span text:style-name="Source_20_Text"><text:span text:style-name="T74">2.6</text:span></text:span><text:span text:style-name="Source_20_Text"><text:span text:style-name="T72">) </text:span></text:span><text:span text:style-name="Source_20_Text"><text:span text:style-name="T46">inmet_gpm_day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3"><text:span text:style-name="Source_20_Text"><text:span text:style-name="T50">Dados das medições p/ o R.</text:span></text:span></text:p>
      <text:p text:style-name="P53"><text:span text:style-name="Source_20_Text"><text:span text:style-name="T50">Tabela com Estimados (GPM) e Observados(Inmet) com todos os registros diários.</text:span></text:span></text:p>
      <text:p text:style-name="P53"><text:span text:style-name="Source_20_Text"><text:span text:style-name="T50">Script: </text:span></text:span><text:span text:style-name="Source_20_Text"><text:span text:style-name="T58">inmet_gpm_day_R_2017-2019</text:span></text:span><text:span text:style-name="Source_20_Text"><text:span text:style-name="T56">.sql</text:span></text:span></text:p>
      <text:p text:style-name="P19"><text:span text:style-name="Source_20_Text"><text:span text:style-name="T67">Uso do SQLITE3 para exportar:</text:span></text:span></text:p>
      <text:p text:style-name="P19"><text:span text:style-name="Source_20_Text"><text:span text:style-name="T67">sqlite3&gt; .separator "</text:span></text:span><text:span text:style-name="Source_20_Text"><text:span text:style-name="T74">\t</text:span></text:span><text:span text:style-name="Source_20_Text"><text:span text:style-name="T67">"</text:span></text:span></text:p>
      <text:p text:style-name="P19"><text:span text:style-name="Source_20_Text"><text:span text:style-name="T67">sqlite3&gt; .header on</text:span></text:span></text:p>
      <text:p text:style-name="P19"><text:span text:style-name="Source_20_Text"><text:span text:style-name="T67">sqlite3&gt; .output ./report/inmet_gpm_day_R_2017-2019</text:span></text:span><text:span text:style-name="Source_20_Text"><text:span text:style-name="T73"> </text:span></text:span><text:span text:style-name="Source_20_Text"><text:span text:style-name="T67">.csv</text:span></text:span></text:p>
      <text:p text:style-name="P19"><text:span text:style-name="Source_20_Text"><text:span text:style-name="T67">sqlite3&gt; .read ./</text:span></text:span><text:span text:style-name="Source_20_Text"><text:span text:style-name="T73">inmet_gpm_day_R_2017-2019</text:span></text:span><text:span text:style-name="Source_20_Text"><text:span text:style-name="T67">.sql</text:span></text:span></text:p>
      <text:p text:style-name="P19"><text:span text:style-name="Source_20_Text"><text:span text:style-name="T72">9.</text:span></text:span><text:span text:style-name="Source_20_Text"><text:span text:style-name="T74">2.7</text:span></text:span><text:span text:style-name="Source_20_Text"><text:span text:style-name="T72">) </text:span></text:span><text:span text:style-name="Source_20_Text"><text:span text:style-name="T46">inmet_gpm_month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3"><text:span text:style-name="Source_20_Text"><text:span text:style-name="T50">Dados das medições p/ o R.</text:span></text:span></text:p>
      <text:p text:style-name="P53"><text:span text:style-name="Source_20_Text"><text:span text:style-name="T50">Tabela com Estimados (GPM) e Observados(Inmet) com todos os registros mensais (somatório dos dias para cada mês).</text:span></text:span></text:p>
      <text:p text:style-name="P53"><text:span text:style-name="Source_20_Text"><text:span text:style-name="T50">Script: </text:span></text:span><text:span text:style-name="Source_20_Text"><text:span text:style-name="T58">inmet_gpm_month_R_2017-2019</text:span></text:span><text:span text:style-name="Source_20_Text"><text:span text:style-name="T56">.sql</text:span></text:span></text:p>
      <text:p text:style-name="P19"><text:span text:style-name="Source_20_Text"><text:span text:style-name="T67">Uso do SQLITE3 para exportar:</text:span></text:span></text:p>
      <text:p text:style-name="P19"><text:span text:style-name="Source_20_Text"><text:span text:style-name="T67">sqlite3&gt; .separator "</text:span></text:span><text:span text:style-name="Source_20_Text"><text:span text:style-name="T74">\t</text:span></text:span><text:span text:style-name="Source_20_Text"><text:span text:style-name="T67">"</text:span></text:span></text:p>
      <text:p text:style-name="P19"><text:span text:style-name="Source_20_Text"><text:span text:style-name="T67">sqlite3&gt; .header on</text:span></text:span></text:p>
      <text:p text:style-name="P19"><text:span text:style-name="Source_20_Text"><text:span text:style-name="T67">sqlite3&gt; .output ./report/inmet_gpm_month_R_2017-2019</text:span></text:span><text:span text:style-name="Source_20_Text"><text:span text:style-name="T73"> </text:span></text:span><text:span text:style-name="Source_20_Text"><text:span text:style-name="T67">.csv</text:span></text:span></text:p>
      <text:p text:style-name="P19"><text:span text:style-name="Source_20_Text"><text:span text:style-name="T67">sqlite3&gt; .read ./</text:span></text:span><text:span text:style-name="Source_20_Text"><text:span text:style-name="T73">inmet_gpm_month_R_2017-2019</text:span></text:span><text:span text:style-name="Source_20_Text"><text:span text:style-name="T67">.sql</text:span>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42:32.767344482</meta:creation-date>
    <dc:date>2021-10-03T10:53:43.389157678</dc:date>
    <meta:editing-duration>PT7H13M16S</meta:editing-duration>
    <meta:editing-cycles>21</meta:editing-cycles>
    <meta:generator>LibreOffice/7.1.6.2$Linux_X86_64 LibreOffice_project/0e133318fcee89abacd6a7d077e292f1145735c3</meta:generator>
    <meta:document-statistic meta:table-count="0" meta:image-count="0" meta:object-count="0" meta:page-count="1" meta:paragraph-count="235" meta:word-count="1602" meta:character-count="13224" meta:non-whitespace-character-count="11820"/>
  </office:meta>
</office:document-meta>
</file>